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script-lb.xml" manifest:media-type="text/xml"/>
  <manifest:file-entry manifest:full-path="Basic/Standard/ItemManager.xml" manifest:media-type="text/xml"/>
  <manifest:file-entry manifest:full-path="Basic/Standard/KilnManager.xml" manifest:media-type="text/xml"/>
  <manifest:file-entry manifest:full-path="Basic/Standard/SolverManager.xml" manifest:media-type="text/xml"/>
  <manifest:file-entry manifest:full-path="Basic/Standard/ListManager.xml" manifest:media-type="text/xml"/>
  <manifest:file-entry manifest:full-path="Basic/Standard/FileManager.xml" manifest:media-type="text/xml"/>
  <manifest:file-entry manifest:full-path="Basic/Standard/Util.xml" manifest:media-type="text/xml"/>
  <manifest:file-entry manifest:full-path="Basic/Standard/ConstantsAndGlobals.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03C0000001E5936F2853B24A181.png" manifest:media-type="image/png"/>
  <manifest:file-entry manifest:full-path="Pictures/10000001000000250000001E66F7EC86AC6A8ACD.png" manifest:media-type="image/png"/>
  <manifest:file-entry manifest:full-path="Pictures/10000001000000250000001E0594ADB44C19A4C7.png" manifest:media-type="image/png"/>
  <manifest:file-entry manifest:full-path="Pictures/10000001000000390000003927EF32C06AD0E6F3.png" manifest:media-type="image/png"/>
  <manifest:file-entry manifest:full-path="Pictures/100000010000003900000039DD070BC10933C010.png" manifest:media-type="image/png"/>
  <manifest:file-entry manifest:full-path="Pictures/10000001000000390000003978E62A8C2FE60963.png" manifest:media-type="image/png"/>
  <manifest:file-entry manifest:full-path="Pictures/100000010000003900000039F16260743D92307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event-listeners>
      <script:event-listener script:language="ooo:script" script:event-name="dom:load" xlink:href="vnd.sun.star.script:Standard.ConstantsAndGlobals.SetInitialValues?language=Basic&amp;location=document" xlink:type="simple"/>
    </office:event-listeners>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99cm"/>
    </style:style>
    <style:style style:name="co2" style:family="table-column">
      <style:table-column-properties fo:break-before="auto" style:column-width="0.199cm"/>
    </style:style>
    <style:style style:name="co3" style:family="table-column">
      <style:table-column-properties fo:break-before="auto" style:column-width="2.378cm"/>
    </style:style>
    <style:style style:name="co4" style:family="table-column">
      <style:table-column-properties fo:break-before="auto" style:column-width="2.45cm"/>
    </style:style>
    <style:style style:name="co5" style:family="table-column">
      <style:table-column-properties fo:break-before="auto" style:column-width="2.286cm"/>
    </style:style>
    <style:style style:name="co6" style:family="table-column">
      <style:table-column-properties fo:break-before="auto" style:column-width="4.411cm"/>
    </style:style>
    <style:style style:name="co7" style:family="table-column">
      <style:table-column-properties fo:break-before="auto" style:column-width="1.603cm"/>
    </style:style>
    <style:style style:name="co8" style:family="table-column">
      <style:table-column-properties fo:break-before="auto" style:column-width="2.062cm"/>
    </style:style>
    <style:style style:name="co9" style:family="table-column">
      <style:table-column-properties fo:break-before="auto" style:column-width="2.004cm"/>
    </style:style>
    <style:style style:name="co10" style:family="table-column">
      <style:table-column-properties fo:break-before="auto" style:column-width="1cm"/>
    </style:style>
    <style:style style:name="co11" style:family="table-column">
      <style:table-column-properties fo:break-before="auto" style:column-width="1.499cm"/>
    </style:style>
    <style:style style:name="co12" style:family="table-column">
      <style:table-column-properties fo:break-before="auto" style:column-width="1.002cm"/>
    </style:style>
    <style:style style:name="co13" style:family="table-column">
      <style:table-column-properties fo:break-before="auto" style:column-width="1.718cm"/>
    </style:style>
    <style:style style:name="co14" style:family="table-column">
      <style:table-column-properties fo:break-before="auto" style:column-width="2.258cm"/>
    </style:style>
    <style:style style:name="co15" style:family="table-column">
      <style:table-column-properties fo:break-before="auto" style:column-width="5.754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0d335b"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3"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style>
    <style:style style:name="ce5" style:family="table-cell" style:parent-style-name="Default" style:data-style-name="N100">
      <style:table-cell-properties style:cell-protect="protected" style:print-content="true" fo:border="0.74pt solid #ffffff" style:vertical-align="middle"/>
    </style:style>
    <style:style style:name="ce6" style:family="table-cell" style:parent-style-name="Status"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7" style:family="table-cell" style:parent-style-name="Default" style:data-style-name="N100">
      <style:table-cell-properties fo:background-color="#b5bfca" style:cell-protect="protected" style:print-content="true" fo:border="0.74pt solid #ffffff" style:vertical-align="middle"/>
    </style:style>
    <style:style style:name="ce9"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style>
    <style:style style:name="ce12" style:family="table-cell" style:parent-style-name="Status" style:data-style-name="N100">
      <style:table-cell-properties fo:background-color="#93c4e2" style:cell-protect="protected"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27" style:family="table-cell" style:parent-style-name="Status"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5" style:family="table-cell" style:parent-style-name="Default" style:data-style-name="N100">
      <style:table-cell-properties fo:background-color="#93c4e2" style:cell-protect="none" style:print-content="true" style:text-align-source="fix" style:repeat-content="false" fo:border="0.74pt solid #ffffff" style:vertical-align="middle"/>
      <style:paragraph-properties fo:text-align="center" fo:margin-left="0cm"/>
    </style:style>
    <style:style style:name="ce16" style:family="table-cell" style:parent-style-name="Status" style:data-style-name="N100">
      <style:table-cell-properties fo:background-color="#3465a4"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7" style:family="table-cell" style:parent-style-name="Status" style:data-style-name="N100">
      <style:table-cell-properties fo:background-color="#6b7989"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18" style:family="table-cell" style:parent-style-name="Default" style:data-style-name="N100">
      <style:table-cell-properties style:cell-protect="none" style:print-content="true" fo:border="0.74pt solid #ffffff" style:vertical-align="middle"/>
    </style:style>
    <style:style style:name="ce19" style:family="table-cell" style:parent-style-name="Status" style:data-style-name="N100">
      <style:table-cell-properties fo:background-color="#93c4e2" style:cell-protect="none" style:print-content="true" fo:border="0.74pt solid #ffffff" style:vertical-align="middle"/>
      <style:text-properties fo:color="#ffffff" fo:font-size="12pt" fo:font-weight="bold"/>
    </style:style>
    <style:style style:name="ce20" style:family="table-cell" style:parent-style-name="Status" style:data-style-name="N100">
      <style:table-cell-properties fo:background-color="#93c4e2" style:cell-protect="protected" style:print-content="true" fo:border="0.74pt solid #ffffff" style:vertical-align="middle"/>
      <style:text-properties fo:color="#ffffff" fo:font-size="12pt" fo:font-weight="bold"/>
    </style:style>
    <style:style style:name="ce25" style:family="table-cell" style:parent-style-name="Status" style:data-style-name="N100">
      <style:table-cell-properties fo:background-color="#b4c7dc" style:cell-protect="none" style:print-content="true" fo:border="0.74pt solid #ffffff" style:vertical-align="middle"/>
      <style:text-properties fo:color="#ffffff" fo:font-size="12pt" fo:font-weight="bold"/>
    </style:style>
    <style:style style:name="ce23"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fo:margin-left="0cm"/>
    </style:style>
    <style:style style:name="ce24"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31" style:family="table-cell" style:parent-style-name="Default" style:data-style-name="N100">
      <style:table-cell-properties fo:background-color="#b5bfca" style:cell-protect="none" style:print-content="true" fo:border="0.74pt solid #ffffff" style:vertical-align="middle"/>
    </style:style>
    <style:style style:name="ce30" style:family="table-cell" style:parent-style-name="Default" style:data-style-name="N100">
      <style:table-cell-properties fo:background-color="#93c4e2" style:cell-protect="protected" style:print-content="true" fo:border="0.74pt solid #ffffff" style:vertical-align="middle"/>
      <style:text-properties fo:color="#ffffff" fo:font-size="12pt" fo:font-weight="bold"/>
    </style:style>
    <style:style style:name="ce26" style:family="table-cell" style:parent-style-name="Default" style:data-style-name="N100">
      <style:table-cell-properties fo:background-color="#93c4e2" style:cell-protect="none" style:print-content="true" fo:border="0.74pt solid #ffffff" style:vertical-align="middle"/>
      <style:text-properties fo:color="#ffffff" fo:font-size="12pt" fo:font-weight="bold"/>
    </style:style>
    <style:style style:name="ce33" style:family="table-cell" style:parent-style-name="Status" style:data-style-name="N100">
      <style:table-cell-properties fo:background-color="#72c4e2" style:cell-protect="none" style:print-content="true" style:text-align-source="fix" style:repeat-content="false" fo:wrap-option="wrap" fo:border="0.74pt solid #ffffff" style:vertical-align="middle"/>
      <style:paragraph-properties fo:text-align="center" fo:margin-left="0cm"/>
      <style:text-properties fo:color="#ffffff" fo:font-size="12pt" fo:font-weight="bold"/>
    </style:style>
    <style:style style:name="ce36" style:family="table-cell" style:parent-style-name="Status"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color="#ffffff" fo:font-size="12pt" fo:font-weight="bold"/>
    </style:style>
    <style:style style:name="ce35" style:family="table-cell" style:parent-style-name="Default">
      <style:table-cell-properties style:cell-protect="none" style:print-content="true"/>
    </style:style>
    <style:style style:name="ce40" style:family="table-cell" style:parent-style-name="Status" style:data-style-name="N100">
      <style:table-cell-properties fo:background-color="#6b7989" style:cell-protect="none" style:print-content="true" style:text-align-source="fix" style:repeat-content="false" fo:wrap-option="wrap" fo:border="0.74pt solid #ffffff" style:vertical-align="middle"/>
      <style:paragraph-properties fo:text-align="center" fo:margin-left="0cm"/>
      <style:text-properties fo:color="#ffffff" fo:font-size="12pt" fo:font-weight="bold"/>
    </style:style>
    <style:style style:name="ce41" style:family="table-cell" style:parent-style-name="Status" style:data-style-name="N100">
      <style:table-cell-properties fo:background-color="#6b7989" style:cell-protect="protected" style:print-content="true" style:text-align-source="fix" style:repeat-content="false" fo:wrap-option="wrap" fo:border="0.74pt solid #ffffff" style:vertical-align="middle"/>
      <style:paragraph-properties fo:text-align="center" fo:margin-left="0cm"/>
      <style:text-properties fo:color="#ffffff" fo:font-size="12pt" fo:font-weight="bold"/>
    </style:style>
    <style:style style:name="ce28" style:family="table-cell" style:parent-style-name="Default" style:data-style-name="N100">
      <style:table-cell-properties style:cell-protect="protected" style:print-content="true" fo:wrap-option="wrap" fo:border="0.74pt solid #ffffff" style:vertical-align="middle"/>
    </style:style>
    <style:style style:name="ce48" style:family="table-cell" style:parent-style-name="Default" style:data-style-name="N100"/>
    <style:style style:name="gr1" style:family="graphic">
      <style:graphic-properties fo:background-color="#3aa47c" style:protect="position size"/>
    </style:style>
    <style:style style:name="gr2" style:family="graphic">
      <style:graphic-properties draw:textarea-vertical-align="middle" fo:background-color="#3aa47c"/>
      <style:text-properties fo:color="#ffffff" fo:font-size="12pt" fo:font-weight="bold"/>
    </style:style>
    <style:style style:name="gr3" style:family="graphic">
      <style:graphic-properties fo:background-color="#93c4e2"/>
      <style:text-properties fo:color="#ffffff" fo:font-weight="bold"/>
    </style:style>
    <style:style style:name="gr4" style:family="graphic">
      <style:graphic-properties draw:textarea-vertical-align="middle" fo:background-color="#d41010"/>
      <style:text-properties fo:color="#ffffff" fo:font-size="12pt" fo:font-weight="bold"/>
    </style:style>
    <style:style style:name="gr5" style:family="graphic">
      <style:graphic-properties draw:textarea-vertical-align="middle" fo:background-color="#ffd74c"/>
      <style:text-properties fo:color="#ffffff" fo:font-size="12pt" fo:font-weight="bold"/>
    </style:style>
    <style:style style:name="gr6" style:family="graphic">
      <style:graphic-properties draw:textarea-vertical-align="middle" fo:background-color="#7d9b94"/>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office:automatic-styles>
  <office:body>
    <office:spreadsheet>
      <table:calculation-settings table:automatic-find-labels="false" table:use-regular-expressions="false" table:use-wildcards="true"/>
      <table:table table:name="Forno" table:style-name="ta1">
        <officeooo:event-listeners>
          <script:event-listener script:language="ooo:script" script:event-name="dom:select" xlink:href="vnd.sun.star.script:Standard.Util.LockCellEdition?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form:performaction" xlink:href="vnd.sun.star.script:Standard.KilnManager.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ies>
              <office:event-listeners>
                <script:event-listener script:language="ooo:script" script:event-name="dom:mouseup" xlink:href="vnd.sun.star.script:Standard.ItemManager.TriangleSelected?language=Basic&amp;location=document" xlink:type="simple"/>
              </office:event-listeners>
            </form:button>
            <form:button form:name="adicionarItem" form:control-implementation="ooo:com.sun.star.form.component.CommandButton" xml:id="control6" form:id="control6" form:label="Adicionar Item"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ItemManager.AddItem?language=Basic&amp;location=document" xlink:type="simple"/>
              </office:event-listeners>
            </form:button>
            <form:button form:name="salvarProjeto" form:control-implementation="ooo:com.sun.star.form.component.CommandButton" xml:id="control7" form:id="control7" form:label="Salvar Lista de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down" xlink:href="vnd.sun.star.script:Standard.ListManager.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limparLista" form:control-implementation="ooo:com.sun.star.form.component.CommandButton" xml:id="control9" form:id="control9" form:label="Limpar"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ListManager.CleanList?language=Basic&amp;location=document" xlink:type="simple"/>
              </office:event-listeners>
            </form:button>
            <form:button form:name="botaoOrganizarPecas" form:control-implementation="ooo:com.sun.star.form.component.CommandButton" xml:id="control10" form:id="control10" form:label="Organizar Peças"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button form:name="apagarLista" form:control-implementation="ooo:com.sun.star.form.component.CommandButton" xml:id="control11" form:id="control11" form:label="Apagar Lista Salva"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form:button>
            <form:listbox form:name="escolheForno" form:control-implementation="ooo:com.sun.star.form.component.ListBox" xml:id="control12" form:id="control12" form:dropdown="true" form:size="2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KilnManager.KilnSelected?language=Basic&amp;location=document" xlink:type="simple"/>
                <script:event-listener script:language="ooo:script" script:event-name="dom:mousedown" xlink:href="vnd.sun.star.script:Standard.KilnManager.ListKilns?language=Basic&amp;location=document" xlink:type="simple"/>
              </office:event-listeners>
              <form:option form:label="" form:current-selected="true"/>
              <form:option form:label="Forno _Comp:35_Larg:20_Alt:50"/>
              <form:option form:label="Forno _Comp:60_Larg:80_Alt:200"/>
            </form:listbox>
            <form:button form:name="botaoEditarForno" form:control-implementation="ooo:com.sun.star.form.component.CommandButton" xml:id="control13" form:id="control13" form:label="Alterar"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Resolver o problema com os itens e quantidades descritas"/>
                <form:property form:property-name="MultiLine" office:value-type="boolean" office:boolean-value="true"/>
              </form:properties>
              <office:event-listeners>
                <script:event-listener script:language="ooo:script" script:event-name="dom:mouseup" xlink:href="vnd.sun.star.script:Standard.KilnManager.CancelKilnEdition?language=Basic&amp;location=document" xlink:type="simple"/>
              </office:event-listeners>
            </form:button>
            <form:button form:name="botaoDecremento48" form:control-implementation="ooo:com.sun.star.form.component.CommandButton" xml:id="control17" form:id="control17"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48" form:control-implementation="ooo:com.sun.star.form.component.CommandButton" xml:id="control18" form:id="control18"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48" form:control-implementation="ooo:com.sun.star.form.component.CommandButton" xml:id="control19" form:id="control19"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51" form:control-implementation="ooo:com.sun.star.form.component.CommandButton" xml:id="control20" form:id="control20"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51" form:control-implementation="ooo:com.sun.star.form.component.CommandButton" xml:id="control21" form:id="control21"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51" form:control-implementation="ooo:com.sun.star.form.component.CommandButton" xml:id="control22" form:id="control22"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52" form:control-implementation="ooo:com.sun.star.form.component.CommandButton" xml:id="control23" form:id="control23"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52" form:control-implementation="ooo:com.sun.star.form.component.CommandButton" xml:id="control24" form:id="control24"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52" form:control-implementation="ooo:com.sun.star.form.component.CommandButton" xml:id="control25" form:id="control25"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55" form:control-implementation="ooo:com.sun.star.form.component.CommandButton" xml:id="control26" form:id="control26"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55" form:control-implementation="ooo:com.sun.star.form.component.CommandButton" xml:id="control27" form:id="control27"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55" form:control-implementation="ooo:com.sun.star.form.component.CommandButton" xml:id="control28" form:id="control28"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button form:name="botaoDecremento58" form:control-implementation="ooo:com.sun.star.form.component.CommandButton" xml:id="control29" form:id="control29" office:target-frame="" form:image-data="Pictures/10000001000000250000001E0594ADB44C19A4C7.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decrementar_item.png"/>
              </form:properties>
              <office:event-listeners>
                <script:event-listener script:language="ooo:script" script:event-name="dom:mousedown" xlink:href="vnd.sun.star.script:Standard.ListManager.DecrementItem?language=Basic&amp;location=document" xlink:type="simple"/>
                <script:event-listener script:language="ooo:script" script:event-name="dom:mouseup" xlink:href="vnd.sun.star.script:Standard.ListManager.DecrementStop?language=Basic&amp;location=document" xlink:type="simple"/>
              </office:event-listeners>
            </form:button>
            <form:button form:name="botaoIncremento58" form:control-implementation="ooo:com.sun.star.form.component.CommandButton" xml:id="control30" form:id="control30" office:target-frame="" form:image-data="Pictures/10000001000000250000001E66F7EC86AC6A8ACD.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ncrementar_item.png"/>
              </form:properties>
              <office:event-listeners>
                <script:event-listener script:language="ooo:script" script:event-name="dom:mousedown" xlink:href="vnd.sun.star.script:Standard.ListManager.IncrementItem?language=Basic&amp;location=document" xlink:type="simple"/>
                <script:event-listener script:language="ooo:script" script:event-name="dom:mouseup" xlink:href="vnd.sun.star.script:Standard.ListManager.IncrementStop?language=Basic&amp;location=document" xlink:type="simple"/>
              </office:event-listeners>
            </form:button>
            <form:button form:name="botaoLixo58" form:control-implementation="ooo:com.sun.star.form.component.CommandButton" xml:id="control31" form:id="control31" office:target-frame="" form:image-data="Pictures/100000010000003C0000001E5936F2853B24A181.png" form:delay-for-repeat="PT0.050000000S" form:image-position="center">
              <form:properties>
                <form:property form:property-name="DefaultControl" office:value-type="string" office:string-value="com.sun.star.form.control.CommandButton"/>
                <form:property form:property-name="ImageURL" office:value-type="string" office:string-value="file:///home/arthurhscruz/kiln_problem/images/img_lixo.png"/>
              </form:properties>
              <office:event-listeners>
                <script:event-listener script:language="ooo:script" script:event-name="dom:mouseup" xlink:href="vnd.sun.star.script:Standard.ListManager.RemoveItem?language=Basic&amp;location=document" xlink:type="simple"/>
              </office:event-listeners>
            </form:button>
          </form:form>
        </office:forms>
        <table:table-column table:style-name="co1" table:number-columns-repeated="4" table:default-cell-style-name="ce5"/>
        <table:table-column table:style-name="co2" table:default-cell-style-name="ce7"/>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18"/>
        <table:table-column table:style-name="co12" table:default-cell-style-name="ce5"/>
        <table:table-column table:style-name="co13" table:default-cell-style-name="ce5"/>
        <table:table-column table:style-name="co14" table:number-columns-repeated="1008" table:default-cell-style-name="ce5"/>
        <table:table-row table:style-name="ro1">
          <table:table-cell table:style-name="ce1" office:value-type="string" calcext:value-type="string" table:number-columns-spanned="4" table:number-rows-spanned="1">
            <text:p>Novo Item:</text:p>
          </table:table-cell>
          <table:covered-table-cell table:number-columns-repeated="3"/>
          <table:table-cell/>
          <table:table-cell table:style-name="ce16" office:value-type="string" calcext:value-type="string" table:number-columns-spanned="11" table:number-rows-spanned="1">
            <text:p>Novo Forno</text:p>
          </table:table-cell>
          <table:covered-table-cell table:number-columns-repeated="7" table:style-name="ce18"/>
          <table:covered-table-cell/>
          <table:covered-table-cell table:number-columns-repeated="2" table:style-name="ce18"/>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19"/>
          <table:table-cell table:style-name="ce2" office:value-type="string" calcext:value-type="string">
            <text:p>Largura (cm):</text:p>
          </table:table-cell>
          <table:table-cell table:style-name="ce24" table:number-columns-spanned="2" table:number-rows-spanned="1"/>
          <table:covered-table-cell table:style-name="ce26"/>
          <table:table-cell table:style-name="ce2" office:value-type="string" calcext:value-type="string" table:number-columns-spanned="2" table:number-rows-spanned="1">
            <text:p>Altura (cm):</text:p>
          </table:table-cell>
          <table:covered-table-cell/>
          <table:table-cell table:style-name="ce24" table:number-columns-spanned="3" table:number-rows-spanned="1"/>
          <table:covered-table-cell table:style-name="ce18"/>
          <table:covered-table-cell table:style-name="ce26"/>
          <table:table-cell table:number-columns-repeated="1008"/>
        </table:table-row>
        <table:table-row table:style-name="ro1">
          <table:table-cell table:style-name="ce3" table:number-columns-spanned="1" table:number-rows-spanned="2">
            <draw:control draw:z-index="16" draw:name="Controle 4" draw:style-name="gr1" draw:text-style-name="P1" svg:width="1.799cm" svg:height="1.799cm" svg:x="0cm" svg:y="0cm" draw:control="control2"/>
          </table:table-cell>
          <table:table-cell office:value-type="string" calcext:value-type="string" table:number-columns-spanned="1" table:number-rows-spanned="2">
            <text:p>Largura (cm):</text:p>
            <draw:control draw:z-index="17" draw:name="Controle 5" draw:style-name="gr1" draw:text-style-name="P1" svg:width="1.799cm" svg:height="1.799cm" svg:x="0cm" svg:y="0cm" draw:control="control3"/>
          </table:table-cell>
          <table:table-cell table:number-columns-spanned="1" table:number-rows-spanned="2">
            <draw:control draw:z-index="18" draw:name="Controle 6" draw:style-name="gr1" draw:text-style-name="P1" svg:width="1.8cm" svg:height="1.799cm" svg:x="0cm" svg:y="0cm" draw:control="control4"/>
          </table:table-cell>
          <table:table-cell table:number-columns-spanned="1" table:number-rows-spanned="2">
            <draw:control draw:z-index="19" draw:name="Controle 7" draw:style-name="gr1" draw:text-style-name="P1" svg:width="1.799cm" svg:height="1.799cm" svg:x="0cm" svg:y="0cm" draw:control="control5"/>
          </table:table-cell>
          <table:table-cell/>
          <table:table-cell table:style-name="ce2" office:value-type="string" calcext:value-type="string" table:number-columns-spanned="3" table:number-rows-spanned="1">
            <text:p>Alturas dos suportes (cm):</text:p>
          </table:table-cell>
          <table:covered-table-cell/>
          <table:covered-table-cell table:style-name="ce20"/>
          <table:table-cell table:style-name="ce19" table:number-columns-spanned="8" table:number-rows-spanned="1"/>
          <table:covered-table-cell table:number-columns-repeated="7" table:style-name="ce31"/>
          <table:table-cell table:number-columns-repeated="1008"/>
        </table:table-row>
        <table:table-row table:style-name="ro1">
          <table:covered-table-cell table:number-columns-repeated="4"/>
          <table:table-cell/>
          <table:table-cell table:style-name="ce7" table:number-columns-spanned="3" table:number-rows-spanned="1"/>
          <table:covered-table-cell table:number-columns-repeated="2" table:style-name="ce7"/>
          <table:table-cell table:style-name="ce7" office:value-type="string" calcext:value-type="string" table:number-columns-spanned="2" table:number-rows-spanned="1">
            <text:p>3</text:p>
            <draw:control draw:z-index="15" draw:name="Controle 2" draw:style-name="gr2" draw:text-style-name="P2" svg:width="5.923cm" svg:height="0.899cm" svg:x="0cm" svg:y="0cm" draw:control="control1"/>
          </table:table-cell>
          <table:covered-table-cell table:style-name="ce7"/>
          <table:table-cell table:style-name="ce7" table:number-columns-spanned="6" table:number-rows-spanned="1"/>
          <table:covered-table-cell table:number-columns-repeated="5" table:style-name="ce7"/>
          <table:table-cell table:number-columns-repeated="1008"/>
        </table:table-row>
        <table:table-row table:style-name="ro1">
          <table:table-cell table:style-name="ce6" office:value-type="string" calcext:value-type="string" table:number-columns-spanned="2" table:number-rows-spanned="1">
            <text:p>Tipo:</text:p>
          </table:table-cell>
          <table:covered-table-cell table:style-name="ce9"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5"/>
          <table:table-cell/>
          <table:table-cell table:style-name="ce1" office:value-type="string" calcext:value-type="string" table:number-columns-spanned="11" table:number-rows-spanned="1">
            <text:p>Escolha o Forno</text:p>
          </table:table-cell>
          <table:covered-table-cell table:number-columns-repeated="7"/>
          <table:covered-table-cell table:style-name="ce5"/>
          <table:covered-table-cell table:number-columns-repeated="2"/>
          <table:table-cell table:number-columns-repeated="1008"/>
        </table:table-row>
        <table:table-row table:style-name="ro1">
          <table:table-cell table:style-name="ce6" office:value-type="string" calcext:value-type="string" table:number-columns-spanned="2" table:number-rows-spanned="1">
            <text:p>Descrição:</text:p>
          </table:table-cell>
          <table:covered-table-cell table:style-name="ce9"/>
          <table:table-cell table:style-name="ce27" table:number-columns-spanned="2" table:number-rows-spanned="1"/>
          <table:covered-table-cell table:style-name="ce15"/>
          <table:table-cell/>
          <table:table-cell table:number-columns-spanned="11" table:number-rows-spanned="1">
            <draw:control table:end-cell-address="Forno.P6" table:end-x="1.718cm" table:end-y="0.9cm" draw:z-index="26" draw:name="Control 1" draw:style-name="gr3" draw:text-style-name="P3" svg:width="22.414cm" svg:height="0.9cm" svg:x="0cm" svg:y="0cm" draw:control="control12"/>
          </table:table-cell>
          <table:covered-table-cell table:number-columns-repeated="7"/>
          <table:covered-table-cell table:style-name="ce5"/>
          <table:covered-table-cell table:number-columns-repeated="2"/>
          <table:table-cell table:number-columns-repeated="1008"/>
        </table:table-row>
        <table:table-row table:style-name="ro1">
          <table:table-cell table:style-name="ce6" office:value-type="string" calcext:value-type="string" table:number-columns-spanned="2" table:number-rows-spanned="1">
            <text:p>Altura (cm):</text:p>
          </table:table-cell>
          <table:covered-table-cell table:style-name="ce9"/>
          <table:table-cell table:style-name="ce27" table:number-columns-spanned="2" table:number-rows-spanned="1"/>
          <table:covered-table-cell table:style-name="ce15"/>
          <table:table-cell/>
          <table:table-cell table:style-name="ce2" office:value-type="string" calcext:value-type="string" table:number-columns-spanned="2" table:number-rows-spanned="1">
            <text:p>Comprimento (cm):</text:p>
          </table:table-cell>
          <table:covered-table-cell/>
          <table:table-cell table:style-name="ce20"/>
          <table:table-cell table:style-name="ce2" office:value-type="string" calcext:value-type="string">
            <text:p>Largura (cm):</text:p>
          </table:table-cell>
          <table:table-cell table:style-name="ce30" table:number-columns-spanned="2" table:number-rows-spanned="1"/>
          <table:covered-table-cell table:style-name="ce26"/>
          <table:table-cell table:style-name="ce2" office:value-type="string" calcext:value-type="string" table:number-columns-spanned="2" table:number-rows-spanned="1">
            <text:p>Altura (cm):</text:p>
          </table:table-cell>
          <table:covered-table-cell/>
          <table:table-cell table:style-name="ce30" table:number-columns-spanned="3" table:number-rows-spanned="1"/>
          <table:covered-table-cell table:style-name="ce35"/>
          <table:covered-table-cell table:style-name="ce26"/>
          <table:table-cell table:number-columns-repeated="1008"/>
        </table:table-row>
        <table:table-row table:style-name="ro1">
          <table:table-cell table:style-name="ce6" office:value-type="string" calcext:value-type="string" table:number-columns-spanned="2" table:number-rows-spanned="1">
            <text:p>Largura (cm):</text:p>
          </table:table-cell>
          <table:covered-table-cell table:style-name="ce9"/>
          <table:table-cell table:style-name="ce27" table:number-columns-spanned="2" table:number-rows-spanned="1"/>
          <table:covered-table-cell table:style-name="ce15"/>
          <table:table-cell/>
          <table:table-cell table:style-name="ce2" office:value-type="string" calcext:value-type="string" table:number-columns-spanned="2" table:number-rows-spanned="1">
            <text:p>Alt. dos suportes (cm)</text:p>
          </table:table-cell>
          <table:covered-table-cell/>
          <table:table-cell table:style-name="ce20" table:number-columns-spanned="9" table:number-rows-spanned="1"/>
          <table:covered-table-cell table:number-columns-repeated="8" table:style-name="ce25"/>
          <table:table-cell table:number-columns-repeated="1008"/>
        </table:table-row>
        <table:table-row table:style-name="ro1">
          <table:table-cell table:style-name="ce6" table:number-columns-spanned="2" table:number-rows-spanned="1"/>
          <table:covered-table-cell table:style-name="ce9"/>
          <table:table-cell table:style-name="ce12" table:number-columns-spanned="2" table:number-rows-spanned="1"/>
          <table:covered-table-cell table:style-name="ce15"/>
          <table:table-cell/>
          <table:table-cell table:style-name="ce7" table:number-columns-spanned="2" table:number-rows-spanned="1"/>
          <table:covered-table-cell table:style-name="ce7"/>
          <table:table-cell table:style-name="ce7">
            <draw:control table:end-cell-address="Forno.H9" table:end-x="2.286cm" table:end-y="0.899cm" draw:z-index="27" draw:name="Controle 3" draw:style-name="gr2" draw:text-style-name="P2" svg:width="2.286cm" svg:height="0.899cm" svg:x="0cm" svg:y="0cm" draw:control="control13"/>
          </table:table-cell>
          <table:table-cell table:style-name="ce7">
            <draw:control table:end-cell-address="Forno.I9" table:end-x="4.362cm" table:end-y="0.899cm" draw:z-index="28" draw:name="Controle 12" draw:style-name="gr2" draw:text-style-name="P2" svg:width="4.362cm" svg:height="0.899cm" svg:x="0cm" svg:y="0cm" draw:control="control14"/>
          </table:table-cell>
          <table:table-cell table:style-name="ce7" table:number-columns-spanned="2" table:number-rows-spanned="1">
            <draw:control table:end-cell-address="Forno.K9" table:end-x="2.062cm" table:end-y="0.899cm" draw:z-index="29" draw:name="Controle 14" draw:style-name="gr4" draw:text-style-name="P2" svg:width="3.666cm" svg:height="0.899cm" svg:x="0cm" svg:y="0cm" draw:control="control15"/>
          </table:table-cell>
          <table:covered-table-cell table:style-name="ce7"/>
          <table:table-cell table:style-name="ce7" table:number-columns-spanned="2" table:number-rows-spanned="1">
            <draw:control table:end-cell-address="Forno.M9" table:end-x="1.001cm" table:end-y="0.899cm" draw:z-index="30" draw:name="Controle 15" draw:style-name="gr5" draw:text-style-name="P2" svg:width="3.004cm" svg:height="0.899cm" svg:x="0cm" svg:y="0cm" draw:control="control16"/>
          </table:table-cell>
          <table:covered-table-cell table:style-name="ce7"/>
          <table:table-cell table:style-name="ce7" table:number-columns-spanned="3" table:number-rows-spanned="1"/>
          <table:covered-table-cell table:number-columns-repeated="2" table:style-name="ce7"/>
          <table:table-cell table:number-columns-repeated="1008"/>
        </table:table-row>
        <table:table-row table:style-name="ro1">
          <table:table-cell office:value-type="string" calcext:value-type="string" table:number-columns-spanned="4" table:number-rows-spanned="1">
            <text:p>1</text:p>
            <draw:control table:end-cell-address="Forno.D10" table:end-x="1.799cm" table:end-y="0.9cm" draw:z-index="20" draw:name="Controle 1" draw:style-name="gr2" draw:text-style-name="P2" svg:width="7.197cm" svg:height="0.9cm" svg:x="0cm" svg:y="0cm" draw:control="control6"/>
          </table:table-cell>
          <table:covered-table-cell table:number-columns-repeated="3"/>
          <table:table-cell/>
          <table:table-cell table:style-name="ce1" office:value-type="string" calcext:value-type="string" table:number-columns-spanned="9" table:number-rows-spanned="1">
            <text:p>Lista de Itens</text:p>
          </table:table-cell>
          <table:covered-table-cell table:number-columns-repeated="7"/>
          <table:covered-table-cell table:style-name="ce5">
            <draw:control draw:z-index="25" draw:name="Controle 10" draw:style-name="gr4" draw:text-style-name="P2" svg:width="2.72cm" svg:height="0.9cm" svg:x="1.469cm" svg:y="0cm" draw:control="control9"/>
          </table:covered-table-cell>
          <table:table-cell table:number-columns-spanned="2" table:number-rows-spanned="1"/>
          <table:covered-table-cell/>
          <table:table-cell table:number-columns-repeated="1008"/>
        </table:table-row>
        <table:table-row table:style-name="ro1">
          <table:table-cell table:style-name="ce7"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7" table:number-columns-spanned="4" table:number-rows-spanned="1"/>
          <table:covered-table-cell table:number-columns-repeated="3"/>
          <table:table-cell/>
          <table:covered-table-cell table:number-columns-repeated="4" table:style-name="ce2"/>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 office:value-type="string" calcext:value-type="string">
            <text:p>Quantidade</text:p>
          </table:covered-table-cell>
          <table:covered-table-cell table:style-name="ce2"/>
          <table:table-cell table:number-columns-repeated="1008"/>
        </table:table-row>
        <table:table-row table:style-name="ro1">
          <table:table-cell table:style-name="ce7" table:number-columns-spanned="4" table:number-rows-spanned="1">
            <draw:control draw:z-index="22" draw:name="Controle 9" draw:style-name="gr6" draw:text-style-name="P2" svg:width="7.197cm" svg:height="0.9cm" svg:x="0cm" svg:y="0cm" draw:control="control8"/>
          </table:table-cell>
          <table:covered-table-cell table:number-columns-repeated="3"/>
          <table:table-cell/>
          <table:table-cell table:style-name="ce17" office:value-type="string" calcext:value-type="string">
            <text:p>Círculo</text:p>
          </table:table-cell>
          <table:table-cell table:style-name="ce17" office:value-type="string" calcext:value-type="string" table:number-columns-spanned="3" table:number-rows-spanned="1">
            <text:p>ih</text:p>
          </table:table-cell>
          <table:covered-table-cell table:number-columns-repeated="2" table:style-name="ce17"/>
          <table:table-cell table:style-name="ce17" office:value-type="string" calcext:value-type="string">
            <text:p>10</text:p>
          </table:table-cell>
          <table:table-cell table:style-name="ce17" office:value-type="string" calcext:value-type="string">
            <text:p>20</text:p>
          </table:table-cell>
          <table:table-cell table:style-name="ce17"/>
          <table:table-cell table:style-name="ce33" office:value-type="string" calcext:value-type="string">
            <text:p>botaoDecremento58</text:p>
            <draw:control draw:z-index="0" draw:name="shape_botaoDecremento58" draw:text-style-name="P1" svg:width="1.002cm" svg:height="0.901cm" svg:x="0cm" svg:y="0cm" draw:control="control29"/>
          </table:table-cell>
          <table:table-cell table:style-name="ce36" office:value-type="string" calcext:value-type="string">
            <text:p>1</text:p>
          </table:table-cell>
          <table:table-cell table:style-name="ce33" office:value-type="string" calcext:value-type="string">
            <text:p>botaoIncremento58</text:p>
            <draw:control draw:z-index="1" draw:name="shape_botaoIncremento58" draw:text-style-name="P1" svg:width="1.003cm" svg:height="0.901cm" svg:x="0cm" svg:y="0cm" draw:control="control30"/>
          </table:table-cell>
          <table:table-cell table:style-name="ce40" office:value-type="string" calcext:value-type="string">
            <text:p>botaoLixo58</text:p>
            <draw:control draw:z-index="2" draw:name="shape_botaoLixo58" draw:text-style-name="P1" svg:width="1.719cm" svg:height="0.901cm" svg:x="0cm" svg:y="0cm" draw:control="control31"/>
          </table:table-cell>
          <table:table-cell/>
          <table:table-cell table:style-name="ce28"/>
          <table:table-cell table:number-columns-repeated="1006"/>
        </table:table-row>
        <table:table-row table:style-name="ro1">
          <table:table-cell table:number-columns-spanned="4" table:number-rows-spanned="1">
            <draw:control draw:z-index="21" draw:name="Controle 8" draw:style-name="gr2" draw:text-style-name="P2" svg:width="7.197cm" svg:height="0.899cm" svg:x="0cm" svg:y="0cm" draw:control="control7"/>
          </table:table-cell>
          <table:covered-table-cell table:number-columns-repeated="3"/>
          <table:table-cell/>
          <table:table-cell table:style-name="ce17" office:value-type="string" calcext:value-type="string">
            <text:p>Círculo</text:p>
          </table:table-cell>
          <table:table-cell table:style-name="ce17" office:value-type="string" calcext:value-type="string" table:number-columns-spanned="3" table:number-rows-spanned="1">
            <text:p>aopa</text:p>
          </table:table-cell>
          <table:covered-table-cell table:number-columns-repeated="2" table:style-name="ce17"/>
          <table:table-cell table:style-name="ce17" office:value-type="string" calcext:value-type="string">
            <text:p>30</text:p>
          </table:table-cell>
          <table:table-cell table:style-name="ce17" office:value-type="string" calcext:value-type="string">
            <text:p>40</text:p>
          </table:table-cell>
          <table:table-cell table:style-name="ce17"/>
          <table:table-cell table:style-name="ce33" office:value-type="string" calcext:value-type="string">
            <text:p>botaoDecremento55</text:p>
            <draw:control draw:z-index="12" draw:name="shape_botaoDecremento55" draw:text-style-name="P1" svg:width="1.002cm" svg:height="0.901cm" svg:x="0cm" svg:y="0cm" draw:control="control26"/>
          </table:table-cell>
          <table:table-cell table:style-name="ce36" office:value-type="string" calcext:value-type="string">
            <text:p>14</text:p>
          </table:table-cell>
          <table:table-cell table:style-name="ce33" office:value-type="string" calcext:value-type="string">
            <text:p>botaoIncremento55</text:p>
            <draw:control draw:z-index="13" draw:name="shape_botaoIncremento55" draw:text-style-name="P1" svg:width="1.003cm" svg:height="0.901cm" svg:x="0cm" svg:y="0cm" draw:control="control27"/>
          </table:table-cell>
          <table:table-cell table:style-name="ce40" office:value-type="string" calcext:value-type="string">
            <text:p>botaoLixo55</text:p>
            <draw:control draw:z-index="14" draw:name="shape_botaoLixo55" draw:text-style-name="P1" svg:width="1.719cm" svg:height="0.901cm" svg:x="0cm" svg:y="0cm" draw:control="control28"/>
          </table:table-cell>
          <table:table-cell table:number-columns-repeated="1008"/>
        </table:table-row>
        <table:table-row table:style-name="ro1">
          <table:table-cell table:number-columns-spanned="4" table:number-rows-spanned="1">
            <draw:control draw:z-index="24" draw:name="Controle 13" draw:style-name="gr4" draw:text-style-name="P2" svg:width="7.197cm" svg:height="0.899cm" svg:x="0.001cm" svg:y="0.001cm" draw:control="control11"/>
          </table:table-cell>
          <table:covered-table-cell table:number-columns-repeated="3"/>
          <table:table-cell/>
          <table:table-cell table:style-name="ce17" office:value-type="string" calcext:value-type="string">
            <text:p>Círculo</text:p>
          </table:table-cell>
          <table:table-cell table:style-name="ce17" office:value-type="string" calcext:value-type="string" table:number-columns-spanned="3" table:number-rows-spanned="1">
            <text:p>aopa</text:p>
          </table:table-cell>
          <table:covered-table-cell table:number-columns-repeated="2" table:style-name="ce17"/>
          <table:table-cell table:style-name="ce17" office:value-type="string" calcext:value-type="string">
            <text:p>30</text:p>
          </table:table-cell>
          <table:table-cell table:style-name="ce17" office:value-type="string" calcext:value-type="string">
            <text:p>40</text:p>
          </table:table-cell>
          <table:table-cell table:style-name="ce17"/>
          <table:table-cell table:style-name="ce33" office:value-type="string" calcext:value-type="string">
            <text:p>botaoDecremento52</text:p>
            <draw:control draw:z-index="9" draw:name="shape_botaoDecremento52" draw:text-style-name="P1" svg:width="1.002cm" svg:height="0.901cm" svg:x="0cm" svg:y="0cm" draw:control="control23"/>
          </table:table-cell>
          <table:table-cell table:style-name="ce36" office:value-type="string" calcext:value-type="string">
            <text:p>2</text:p>
          </table:table-cell>
          <table:table-cell table:style-name="ce33" office:value-type="string" calcext:value-type="string">
            <text:p>botaoIncremento52</text:p>
            <draw:control draw:z-index="10" draw:name="shape_botaoIncremento52" draw:text-style-name="P1" svg:width="1.003cm" svg:height="0.901cm" svg:x="0cm" svg:y="0cm" draw:control="control24"/>
          </table:table-cell>
          <table:table-cell table:style-name="ce40" office:value-type="string" calcext:value-type="string">
            <text:p>botaoLixo52</text:p>
            <draw:control draw:z-index="11" draw:name="shape_botaoLixo52" draw:text-style-name="P1" svg:width="1.719cm" svg:height="0.901cm" svg:x="0cm" svg:y="0cm" draw:control="control25"/>
          </table:table-cell>
          <table:table-cell table:number-columns-repeated="1008"/>
        </table:table-row>
        <table:table-row table:style-name="ro1">
          <table:table-cell table:style-name="ce7" table:number-columns-spanned="4" table:number-rows-spanned="1"/>
          <table:covered-table-cell table:number-columns-repeated="3"/>
          <table:table-cell/>
          <table:table-cell table:style-name="ce6" office:value-type="string" calcext:value-type="string">
            <text:p>Círculo</text:p>
          </table:table-cell>
          <table:table-cell table:style-name="ce6" office:value-type="string" calcext:value-type="string" table:number-columns-spanned="3" table:number-rows-spanned="1">
            <text:p>aopa</text:p>
          </table:table-cell>
          <table:covered-table-cell table:number-columns-repeated="2" table:style-name="ce6"/>
          <table:table-cell table:style-name="ce6" office:value-type="string" calcext:value-type="string">
            <text:p>30</text:p>
          </table:table-cell>
          <table:table-cell table:style-name="ce6" office:value-type="string" calcext:value-type="string">
            <text:p>40</text:p>
          </table:table-cell>
          <table:table-cell table:style-name="ce6"/>
          <table:table-cell table:style-name="ce33" office:value-type="string" calcext:value-type="string">
            <text:p>botaoDecremento51</text:p>
            <draw:control draw:z-index="6" draw:name="shape_botaoDecremento51" draw:text-style-name="P1" svg:width="1.002cm" svg:height="0.901cm" svg:x="0cm" svg:y="0cm" draw:control="control20"/>
          </table:table-cell>
          <table:table-cell table:style-name="ce36" office:value-type="string" calcext:value-type="string">
            <text:p>0</text:p>
          </table:table-cell>
          <table:table-cell table:style-name="ce33" office:value-type="string" calcext:value-type="string">
            <text:p>botaoIncremento51</text:p>
            <draw:control draw:z-index="7" draw:name="shape_botaoIncremento51" draw:text-style-name="P1" svg:width="1.003cm" svg:height="0.901cm" svg:x="0cm" svg:y="0cm" draw:control="control21"/>
          </table:table-cell>
          <table:table-cell table:style-name="ce41" office:value-type="string" calcext:value-type="string">
            <text:p>botaoLixo51</text:p>
            <draw:control draw:z-index="8" draw:name="shape_botaoLixo51" draw:text-style-name="P1" svg:width="1.719cm" svg:height="0.901cm" svg:x="0cm" svg:y="0cm" draw:control="control22"/>
          </table:table-cell>
          <table:table-cell table:number-columns-repeated="1008"/>
        </table:table-row>
        <table:table-row table:style-name="ro1">
          <table:table-cell table:style-name="ce7" table:number-columns-spanned="4" table:number-rows-spanned="2">
            <draw:control draw:z-index="23" draw:name="Controle 11" draw:style-name="gr2" draw:text-style-name="P2" svg:width="7.197cm" svg:height="1.799cm" svg:x="0cm" svg:y="0cm" draw:control="control10"/>
          </table:table-cell>
          <table:covered-table-cell table:number-columns-repeated="3"/>
          <table:table-cell/>
          <table:table-cell table:style-name="ce17" office:value-type="string" calcext:value-type="string">
            <text:p>Círculo</text:p>
          </table:table-cell>
          <table:table-cell table:style-name="ce17" office:value-type="string" calcext:value-type="string" table:number-columns-spanned="3" table:number-rows-spanned="1">
            <text:p>aopa</text:p>
          </table:table-cell>
          <table:covered-table-cell table:number-columns-repeated="2" table:style-name="ce17"/>
          <table:table-cell table:style-name="ce17" office:value-type="string" calcext:value-type="string">
            <text:p>30</text:p>
          </table:table-cell>
          <table:table-cell table:style-name="ce17" office:value-type="string" calcext:value-type="string">
            <text:p>40</text:p>
          </table:table-cell>
          <table:table-cell table:style-name="ce17"/>
          <table:table-cell table:style-name="ce33" office:value-type="string" calcext:value-type="string">
            <text:p>botaoDecremento48</text:p>
            <draw:control draw:z-index="3" draw:name="shape_botaoDecremento48" draw:text-style-name="P1" svg:width="1.002cm" svg:height="0.901cm" svg:x="0cm" svg:y="0cm" draw:control="control17"/>
          </table:table-cell>
          <table:table-cell table:style-name="ce36" office:value-type="string" calcext:value-type="string">
            <text:p>2</text:p>
          </table:table-cell>
          <table:table-cell table:style-name="ce33" office:value-type="string" calcext:value-type="string">
            <text:p>botaoIncremento48</text:p>
            <draw:control draw:z-index="4" draw:name="shape_botaoIncremento48" draw:text-style-name="P1" svg:width="1.003cm" svg:height="0.901cm" svg:x="0cm" svg:y="0cm" draw:control="control18"/>
          </table:table-cell>
          <table:table-cell table:style-name="ce40" office:value-type="string" calcext:value-type="string">
            <text:p>botaoLixo48</text:p>
            <draw:control draw:z-index="5" draw:name="shape_botaoLixo48" draw:text-style-name="P1" svg:width="1.719cm" svg:height="0.901cm" svg:x="0cm" svg:y="0cm" draw:control="control19"/>
          </table:table-cell>
          <table:table-cell table:number-columns-repeated="1008"/>
        </table:table-row>
        <table:table-row table:style-name="ro1">
          <table:covered-table-cell table:style-name="ce7"/>
          <table:covered-table-cell table:number-columns-repeated="3"/>
          <table:table-cell table:number-columns-repeated="8"/>
          <table:table-cell table:style-name="ce18"/>
          <table:table-cell/>
          <table:table-cell table:style-name="ce18"/>
          <table:table-cell table:number-columns-repeated="1009"/>
        </table:table-row>
        <table:table-row table:style-name="ro1" table:number-rows-repeated="8">
          <table:table-cell table:number-columns-repeated="1024"/>
        </table:table-row>
        <table:table-row table:style-name="ro1">
          <table:table-cell table:number-columns-repeated="8"/>
          <table:table-cell table:style-name="ce23"/>
          <table:table-cell table:number-columns-repeated="1015"/>
        </table:table-row>
        <table:table-row table:style-name="ro1" table:number-rows-repeated="1048548">
          <table:table-cell table:number-columns-repeated="1024"/>
        </table:table-row>
        <table:table-row table:style-name="ro1">
          <table:table-cell table:number-columns-repeated="1024"/>
        </table:table-row>
      </table:table>
      <table:table table:name="KilnStorage" table:style-name="ta1">
        <table:table-column table:style-name="co15" table:default-cell-style-name="Default"/>
        <table:table-column table:style-name="co14" table:number-columns-repeated="3" table:default-cell-style-name="ce48"/>
        <table:table-column table:style-name="co14" table:number-columns-repeated="8" table:default-cell-style-name="Default"/>
        <table:table-row table:style-name="ro2">
          <table:table-cell office:value-type="string" calcext:value-type="string">
            <text:p>Forno _Comp:35_Larg:20_Alt:50</text:p>
          </table:table-cell>
          <table:table-cell office:value-type="string" calcext:value-type="string">
            <text:p>35</text:p>
          </table:table-cell>
          <table:table-cell office:value-type="string" calcext:value-type="string">
            <text:p>20</text:p>
          </table:table-cell>
          <table:table-cell office:value-type="string" calcext:value-type="string">
            <text:p>50</text:p>
          </table:table-cell>
          <table:table-cell table:style-name="ce48" office:value-type="string" calcext:value-type="string">
            <text:p>25</text:p>
          </table:table-cell>
          <table:table-cell table:style-name="ce48" office:value-type="string" calcext:value-type="string">
            <text:p>20</text:p>
          </table:table-cell>
          <table:table-cell table:style-name="ce48" office:value-type="string" calcext:value-type="string">
            <text:p>15</text:p>
          </table:table-cell>
          <table:table-cell table:style-name="ce48" office:value-type="string" calcext:value-type="string">
            <text:p>10</text:p>
          </table:table-cell>
          <table:table-cell table:style-name="ce48" office:value-type="string" calcext:value-type="string">
            <text:p>5</text:p>
          </table:table-cell>
          <table:table-cell table:style-name="ce48" table:number-columns-repeated="3"/>
        </table:table-row>
        <table:table-row table:style-name="ro2">
          <table:table-cell office:value-type="string" calcext:value-type="string">
            <text:p>Forno _Comp:60_Larg:80_Alt:200</text:p>
          </table:table-cell>
          <table:table-cell office:value-type="string" calcext:value-type="string">
            <text:p>60</text:p>
          </table:table-cell>
          <table:table-cell office:value-type="string" calcext:value-type="string">
            <text:p>80</text:p>
          </table:table-cell>
          <table:table-cell office:value-type="string" calcext:value-type="string">
            <text:p>200</text:p>
          </table:table-cell>
          <table:table-cell table:style-name="ce48" office:value-type="string" calcext:value-type="string">
            <text:p>45</text:p>
          </table:table-cell>
          <table:table-cell table:style-name="ce48" office:value-type="string" calcext:value-type="string">
            <text:p>30</text:p>
          </table:table-cell>
          <table:table-cell table:style-name="ce48" office:value-type="string" calcext:value-type="string">
            <text:p>15</text:p>
          </table:table-cell>
          <table:table-cell table:number-columns-repeated="5"/>
        </table:table-row>
        <table:table-row table:style-name="ro2">
          <table:table-cell table:number-columns-repeated="4"/>
          <table:table-cell table:style-name="ce48"/>
          <table:table-cell table:number-columns-repeated="7"/>
        </table:table-row>
        <table:table-row table:style-name="ro2" table:number-rows-repeated="6">
          <table:table-cell table:number-columns-repeated="12"/>
        </table:table-row>
        <table:table-row table:style-name="ro2" table:number-rows-repeated="2">
          <table:table-cell/>
          <table:table-cell table:style-name="Default" table:number-columns-repeated="2"/>
          <table:table-cell table:number-columns-repeated="9"/>
        </table:table-row>
        <table:table-row table:style-name="ro2">
          <table:table-cell/>
          <table:table-cell table:style-name="Default" table:number-columns-repeated="2"/>
          <table:table-cell table:number-columns-repeated="9"/>
        </table:table-row>
      </table:table>
      <table:named-expressions>
        <table:named-range table:name="itemsListHeader" table:base-cell-address="$Forno.$F$11"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range table:name="mergedDescricaoInput" table:base-cell-address="$Forno.$A$5" table:cell-range-address="$Forno.$C$6:.$D$6"/>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6:30:16.279187681</meta:creation-date>
    <meta:generator>LibreOffice/7.3.7.2$Linux_X86_64 LibreOffice_project/30$Build-2</meta:generator>
    <dc:date>2023-11-15T17:45:50.467515064</dc:date>
    <meta:editing-duration>P1DT21H11M18S</meta:editing-duration>
    <meta:editing-cycles>2389</meta:editing-cycles>
    <meta:document-statistic meta:table-count="2" meta:cell-count="95" meta:object-count="31"/>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tipoNamedRange = "mergedTipo"
Global Const tipoInputNamedRange = "mergedTipoInput"
Global Const alturaNamedRange = "mergedAltura"
Global Const alturaInputNamedRange = "mergedAlturaInput"
Global Const descricaoNamedRange = "mergedDescricao"
Global Const descricaoInputNamedRange = "mergedDescricaoInput"
Global Const larguraNamedRange = "mergedLargura"
Global Const larguraInputNamedRange = "mergedLarguraInput"
Global Const comprimentoNamedRange = "mergedComprimento"
Global Const comprimentoInputNamedRange = "mergedComprimentoInput"
Global Const listaItensTituloNamedRange = "itemsListTitle"
Global Const listaItensHeaderNamedRange = "itemsListHeader"
Global Const fornoBDHeaderNamedRange = "kilnStorageHeader"

Global Const headerLableTipo = "Tipo"
Global Const headerLableDescricao = "Descrição"
Global Const headerLableDimensao = "Dimensões (cm)"
Global Const headerLableQtd = "Quantidade"
Global Const headerLableExclude = ""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Circle = "botaoCircul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KilnStorage"

'Combobox name
Global Const comboBoxName = "escolheForno"

Global Const defaultProtectSelection = "$Forno.$F$6"


'Global Variables
Global nItems As Integer
Global lastListButtonIndex As Integer
Global mousePressed As Boolean
Global comboListOpen As Boolean

Global canChange As Boolean

Function SetGlobalVariables()

	mousePressed = False
	comboListOpen = False

	'Get list header
	firstListHeaderCell = GetFirstCellOfListHeader()
	cell = GetCellNextRowSameColumn(firstListHeaderCell)
	
	'Count items
	nItems = 0
	While (cell.GetString() &lt;&gt; "")
		nItems = nItems + 1
		cell = GetCellNextRowSameColumn(cell)
	WEnd
	
	'Get index to insert the next item
	lastListButtonIndex = 0

	If (nItems &gt; 0) Then
		'Get most recent row inserted
		cell = GetCellNextRowSameColumn(firstListHeaderCell)
		While (InStr(cell.GetString(), buttonPrefix) = 0)
			cell = GetCellSameRowNextColumn(cell)
		WEnd
		
		buttonName = cell.GetString()
		'Get line button name index
		If (InStr(buttonName, buttonIncrementPrefix)) Then
			lastListButtonIndex = Mid(buttonName, Len(buttonIncrementPrefix), Len(buttonName)-Len(buttonIncrementPrefix))
		ElseIf (InStr(buttonName, buttonDecrementPrefix)) Then
			lastListButtonIndex = Mid(buttonName, Len(buttonDecrementPrefix)+1, Len(buttonName)-Len(buttonDecrementPrefix))
		ElseIf (InStr(buttonName, buttonTrashPrefix)) Then
			lastListButtonIndex = Mid(buttonName, Len(buttonTrashPrefix), Len(buttonName)-Len(buttonTrashPrefix))
		EndIf
	EndIf

	lastListButtonIndex = lastListButtonIndex  + 1


End Function


Function SetGUIData()

	'Set circle insertion
	button = GetButtonByName(buttonCircle)
	btnCellAddress = GetButtonLocation(button)
	buttonCell = GetCellObjectByName(btnCellAddress)
	ThisComponent.getCurrentController().Select(buttonCell)
	ReadyInputsForAdd(button, "Círculo")
	
	
	
	'Unchoose Kiln
	sheet = GetCurrentSheet()
	form = sheet.DrawPage.Forms.GetByIndex(0)
	cbBox = form.GetByName(comboBoxName)
	
	cbBox.SelectedItems(0) = 0
	cbBox.SelectedValues(0) = ""
	cbBox.SelectedValue = ""
	SetChosenKilnValues("")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End Function


'Set the global variables when file is opened
Sub SetInitialValues()

	SetGlobalVariables()
	SetGUIData()

	canChange = True

End Sub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GetSaveAsFilePathFromUser(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With oFilePicker
		.Initialize(sFilePickerArgs())
		.setDisplayDirectory(urlInitialDir)
		.appendFilter("All files", "*.txt")
		.setTitle("Save As...")
	End With

	'If the savepath is selected return the complete path and display it in an messagebox   

	If oFilePicker.execute() Then
		sFiles = oFilePicker.getFiles()
		fileName = RemoveURLPrefixOnPath(sFiles(0))
		GetSaveAsFilePathFromUser = fileName
	End If

	' Close the Dialog
	oFilePicker.Dispose()

End Function



Function WriteTextFile(pathToFile As String, textToWrite As String)

	path = AddURLPrefixOnPath(pathToFile)

	Dim objSimpleFileAccess As Object

	objSimpleFileAccess	 = createUNOService ("com.sun.star.ucb.SimpleFileAccess") 
	
	' If file exists overwrite it by deleting first
    If (ExistsFile(path)) Then
      objSimpleFileAccess.kill(path)
    End If

	Dim outStream as Object	
	outStream = objSimpleFileAccess.openFileWrite(path) 

	Dim outText as Object
	outText = createUNOService ("com.sun.star.io.TextOutputStream") 
	outText.setOutputStream(outStream) 

	outText.WriteString(textToWrite) 
	outText.closeOutput()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lean Descrição Input
	cellInput = GetCellNextRowSameColumn(cellInput)
	cellInput.SetString("")

	'Clean Altura Input
	cellInput = GetCellNextRowSameColumn(cellInput)
	cellInput.SetString("")

	'Clean Largura Input
	cellInput = GetCellNextRowSameColumn(cellInput)
	cellInput.SetString("")
	
	'Clean Comprimento Input
	cellInput = GetCellNextRowSameColumn(cellInput)
	cellInput.SetString("")

End Function


'Set the item type lables
Function SetInputLables(cellLable As Object, two2DMeasures As Boolean)
	'Set Tipo Lable
	cellLable.SetString("Tipo:")

	'Clean Descrição Lable
	cellLable = GetCellNextRowSameColumn(cellLable)
	cellLable.SetString("Descrição:")

	'Clean Altura Lable
	cellLable = GetCellNextRowSameColumn(cellLable)
	cellLable.SetString("Altura (cm):")

	'Clean Largura Lable
	cellLable = GetCellNextRowSameColumn(cellLable)
	cellLable.SetString("Largura (cm):")
	
	'Clean Comprimento Lable
	cellLable = GetCellNextRowSameColumn(cellLable)
	UnlockCell(cellLable)
	cellLable.SetString("")
	
	cellInput = GetCellSameRowNextColumn(cellLable)
	LockCell(cellInput)

	If (two2DMeasures) Then
		cellLable.SetString("Comp. (cm):")
		UnlockCell(cellInput)
	Endif
	
	LockCell(cellLable)
End Function


'Get the cell 'Tipo' if it is on the same line
Function GetTipoCellFromSameLine(cell As Object) As Object

	row = GetCellRowIndex(cell)
	column = GetCellColumnIndex(cell)
	
	While (column &gt;= 0 And Not IsInNamedRange(cell, tipoNamedRange))
		column = column - 1
		cell = GetCellObjectByIndex(row, column)
	WEnd
	If (column &lt; 0) Then
		MsgBox("O parêmetro 'cell' tem que estar na mesma linha da célula mesclada com nome 'mergedTipo'")
	EndIf
	
	GetTipoCellFromSameLine = GetFirstCellObjFromNamedRange(tipoNamedRange)
	
End Function


'Get the cell 'Tipo' if it is on the same column
Function GetTipoCellFromSameColumn(cell As Object) As Object

	row = GetCellRowIndex(cell)
	column = GetCellColumnIndex(cell)
	
	While (row &gt;= 0 And Not IsInNamedRange(cell, tipoNamedRange))
		row = row - 1
		cell = GetCellObjectByIndex(row, column)
	WEnd
	If (row &lt; 0) Then
		MsgBox("O parêmetro 'cell' tem que estar na mesma linha da célula mesclada com nome 'mergedTipo'")
	EndIf
	
	GetTipoCellFromSameColumn = GetFirstCellObjFromNamedRange(tipoNamedRange)
	
End Function


'Set the lables and inputs for reading an item data
Function ReadyInputsForAdd(button As Object, itemType As String)

	cellBellow = GetCellBellowButton(button)
	cellBellow = GetTipoCellFromSameLine(cellBellow)
	
	SetInputLables(cellBellow, HasTwo2DMeasures(itemType))
	
	cellInput = GetFirstInputCell(cellBellow)
	CleanItemInputs(cellBellow)
	
	cellInput.SetString(itemType)

End Function


'Button circle action: Set the lables and inputs for reading an circle data
Function CircleSelected(buttonShape As Object)
	button = buttonShape.Source.Model
	btnCellAddress = GetButtonLocation(button)
	buttonCell = GetCellObjectByName(btnCellAddress)
	ThisComponent.getCurrentController().Select(buttonCell)
	
	ReadyInputsForAdd(button, "Círculo")
End Function


'Button square action: Set the lables and inputs for reading an square data
Function SquareSelected(buttonShape As Object)
	button = buttonShape.Source.Model
	btnCellAddress = GetButtonLocation(button)
	buttonCell = GetCellObjectByName(btnCellAddress)
	ThisComponent.getCurrentController().Select(buttonCell)
	
	ReadyInputsForAdd(button, "Quadrado")
End Function


'Button rectangle action: Set the lables and inputs for reading an rectangle data
Function RectangleSelected(buttonShape As Object)
	button = buttonShape.Source.Model
	btnCellAddress = GetButtonLocation(button)
	buttonCell = GetCellObjectByName(btnCellAddress)
	ThisComponent.getCurrentController().Select(buttonCell)
	
	ReadyInputsForAdd(button, "Retângulo")
End Function


'Button triangle action: Set the lables and inputs for reading an triangle data
Function TriangleSelected(buttonShape As Object)
	button = buttonShape.Source.Model
	btnCellAddress = GetButtonLocation(button)
	buttonCell = GetCellObjectByName(btnCellAddress)
	ThisComponent.getCurrentController().Select(buttonCell)
	
	ReadyInputsForAdd(button, "Triângulo")
End Function


'Read the input data for adding an item
Function ReadItemInputData(cellLableTipo As Object) As Object
	numberInputs = 3
	
	'Get 'tipo' input cell
	inputCell = GetCellSameRowNextColumn(cellLableTipo)
	itemType = inputCell.GetString()
	If (itemType = "") Then
		ReadItemInputData = AllFieldsAreNeededError()
		Exit Function
	EndIf
	
	'Read cells bellow
	inputCell = GetCellNextRowSameColumn(inputCell)
	itemDescription = inputCell.GetString()
	If (itemDescription = "") Then
		ReadItemInputData = AllFieldsAreNeededError()
		Exit Function
	EndIf

	inputCell = GetCellNextRowSameColumn(inputCell)
	itemHeight = inputCell.GetString()
	If (itemHeight = "") Then
		ReadItemInputData = ReadingError()
		Exit Function
	EndIf

	
	inputCell = GetCellNextRowSameColumn(inputCell)
	itemWidth = inputCell.GetString()
	If (itemWidth = "") Then
		ReadItemInputData = AllFieldsAreNeededError()
		Exit Function
	EndIf

	'Read three dimensions only if there are three dimensions to be read
	two2DMeasures = HasTwo2DMeasures(itemType)	
	If (two2DMeasures) Then
		inputCell = GetCellNextRowSameColumn(inputCell)
		itemLength = inputCell.GetString()
		If (itemLength = "") Then
			ReadItemInputData = AllFieldsAreNeededError()
			Exit Function
		EndIf
		numberInputs = 4
	EndIf

	'Create an array with the input data
	Dim data(numberInputs) As String
	
	data(0) = itemType
	data(1) = itemDescription
	data(2) = itemHeight
	data(3) = itemWidth
	If (two2DMeasures) Then
		data(4) = itemLength
	EndIf

	ReadItemInputData = data
End Function


'Button 'Adicionar Item' action: Add an item to the list
Function AddItem(buttonShape As Object)
	'Avoid more clicks in button
	button = buttonShape.Source.Model	
	button.Enabled = False

	buttonCellAddr = GetButtonLocation(button)
	buttonCell = GetCellObjectByName(buttonCellAddr)
	
	ThisComponent.getCurrentController().Select(buttonCell)

	'Get cell to read data	
	cellAbove = GetCellPreviousRowSameColumn(buttonCell)	
	cellLableTipo = GetTipoCellFromSameColumn(cellAbove)
	
	'Read data.
	'If an error occured enable the button
	inputData = ReadItemInputData(cellLableTipo)
	If inputData(0) = "" Then
		button.Enabled = True
		Stop
	EndIf
	
	'Insert item in list
	InsertInListAtStart(inputData)
	
	'Redraw all buttons
	ThisComponent.CurrentController.Frame.LayoutManager.HideCurrentUI = true
	ThisComponent.CurrentController.Frame.LayoutManager.HideCurrentUI = false

	'Reset input values
'	CleanItemInputs(cellLableTipo)

	'Enable AddItem button
	button.Enabled = True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CreateKilnSheet()

	sheets = ThisComponent.getSheets()  
	sheets.InsertNewByName(kilnSheetDBName, 1)
	
	sheet = GetSheetByName(kilnSheetDBName)
	'sheet.IsVisible = False

End Function


Function CreateKilnRow(kilnData() As String) As Boolean

	If (Not SheetExists(kilnSheetDBName)) Then
		CreateKilnSheet()
	EndIf
	
	sheet = GetSheetByName(kilnSheetDBName)	

	kilnName = kilnNamePrefix &amp; " _Comp:" &amp; kilnData(0) &amp; "_Larg:" &amp; kilnData(1) &amp; "_Alt:" &amp;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AllFieldsAreNeededError()
		Exit Function
	Endif
	
	'Jump to next input cell ignoring next lable
	inputCell = GetCellSameRowNextColumn(inputCell)
	inputCell = GetCellSameRowNextColumn(inputCell)
	
	width = inputCell.GetString()
	If (width = "") Then
		ReadKilnData = AllFieldsAreNeededError()
		Exit Function
	Endif

	'Jump to next input cell ignoring next lable
	inputCell = GetCellSameRowNextColumn(inputCell)
	inputCell = GetCellSameRowNextColumn(inputCell)
	
	height = inputCell.GetString()
	If (height = "") Then
		ReadKilnData = AllFieldsAreNeededError()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ReadKilnData = data
	
End Function

Function CleanKilnInputs(cellLableComprimento As Object)

	inputCell = GetCellSameRowNextColumn(cellLableComprimento)
	UnlockCell(inputCell)
	inputCell.SetString("")
		
	inputCell = GetCellSameRowNextColumn(inputCell)
	inputCell = GetCellSameRowNextColumn(inputCell)
	UnlockCell(inputCell)
	inputCell.SetString("")

	inputCell = GetCellSameRowNextColumn(inputCell)
	inputCell = GetCellSameRowNextColumn(inputCell)
	UnlockCell(inputCell)
	inputCell.SetString("")
	
	inputCell = GetCellNextRowSameColumn(cellLableComprimento)
	inputCell = GetCellSameRowNextColumn(inputCell)
	UnlockCell(inputCell)
	inputCell.SetString("")
	
End Function


Function StoreKiln(buttonShape As Object)
	'Avoid more clicks in button

	button = buttonShape.Source.Model
	button.Enabled = False
	
	btnCellAddress = GetButtonLocation(button)
	buttonCell = GetCellObjectByName(btnCellAddress)
	ThisComponent.getCurrentController().Select(buttonCell)

	cellBeforeButton = GetCellSameRowPreviousColumn(buttonCell)
	cellLableComprimento = GetCellPreviousRowSameColumn(cellBeforeButton)
	cellLableComprimento = GetCellPreviousRowSameColumn(cellLableComprimento)
	

	
	On Error GoTo InsertingError
		inputData = ReadKilnData(cellLableComprimento)
		'If an error occured enable the button
		If (inputData(0) = "") Then
			button.Enabled = True
			Stop
		EndIf
		
		If(CreateKilnRow(inputData)) Then
			sheet = GetCurrentSheet()
			form = sheet.DrawPage.Forms.GetByIndex(0)
			controller = ThisComponent.GetCurrentController()			
			cbBox = form.GetByName(comboBoxName)
			
			cbBox.SelectedItems(0) = 0
			cbBox.SelectedValues(0) = ""
			cbBox.SelectedValue = ""
			
			SetChosenKilnValues("")

			CleanKilnInputs(cellLableComprimento)
			MsgBox("Forno criado com sucesso.")
		EndIf

		button.Enabled = True

		ThisComponent.CurrentController.Frame.LayoutManager.HideCurrentUI = true
		ThisComponent.CurrentController.Frame.LayoutManager.HideCurrentUI = false

		Exit Function
	
	InsertingError:
		'Enable AddItem button
		button.Enabled = True
		MsgBox("Code: " &amp; Err &amp; ", Line: " &amp; Erl &amp; ", Message: " &amp; Error$)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ResetComboBoxList(cbBox As Object)

	Dim t(0) As String
	cbBox.StringItemList = t
	
End Function


Function ListKilns()

	sheet = GetCurrentSheet()
	form = sheet.DrawPage.Forms.GetByIndex(0)
	controller = ThisComponent.GetCurrentController()
	
	cbBox = form.GetByName(comboBoxName)
	boundCell = cbBox.GetValueBinding().BoundCell
	ThisComponent.getCurrentController().Select(boundCell)

	If (cbBox.Dropdown) Then
		numberOfKilns = CountStoredKilns()
		
		Dim kilnList(numberOfKilns) As String
		kilnList(0) = ""

		kilnSheet = GetSheetByName(kilnSheetDBName)
		For i = 0 To numberOfKilns-1
			kilnCell = GetCellObjectByIndex(i, 0, kilnSheet.Name)
			kilnList(i+1) = kilnCell.GetString()
		Next i

		cbBox.StringItemList = kilnList

	EndIf
	
	ThisComponent.CurrentController.Frame.LayoutManager.HideCurrentUI = true
	ThisComponent.CurrentController.Frame.LayoutManager.HideCurrentUI = false

End Function


Function SetChosenKilnValues(kilnName As String)

	sheet = GetCurrentSheet()
	form = sheet.DrawPage.Forms.GetByIndex(0)
	controller = ThisComponent.GetCurrentController()
	
	cbBox = form.GetByName(comboBoxName)

	boundCell = cbBox.GetValueBinding().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UnlockCell(cellLength)
	cellLength.SetString(kilnData(0))
	LockCell(cellLength)
	
	UnlockCell(cellWidth)
	cellWidth.SetString(kilnData(1))
	LockCell(cellWidth)
	
	UnlockCell(cellHeight)
	cellHeight.SetString(kilnData(2))
	LockCell(cellHeight)

	UnlockCell(cellSupports)
	cellSupports.SetString(kilnData(3))
	LockCell(cellSupports)

End Function


Function KilnSelected(ev)

	sheet = GetCurrentSheet()
	form = sheet.DrawPage.Forms.GetByIndex(0)
	controller = ThisComponent.GetCurrentController()
	
	cbBox = form.GetByName(comboBoxName)
	ThisComponent.getCurrentController().Select(boundCell)
	
	kilnName = cbBox.SelectedValue
	
	SetChosenKilnValues(kilnName)

	DisableKilnEdition()

	ThisComponent.CurrentController.Frame.LayoutManager.HideCurrentUI = true
	ThisComponent.CurrentController.Frame.LayoutManager.HideCurrentUI = false
	
End Function

Function EnableKilnEdition()

	buttonEdit = GetButtonByName(buttonEditKiln)
	buttonEdit.Enabled = False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Cell = GetCellPreviousRowSameColumn(inputCell)
	UnlockCell(inputCell)
	
	inputCell = GetCellSameRowNextColumn(inputCell)
	inputCell = GetCellSameRowNextColumn(inputCell)
	UnlockCell(inputCell)

	inputCell = GetCellSameRowNextColumn(inputCell)
	inputCell = GetCellSameRowNextColumn(inputCell)
	UnlockCell(inputCell)

End Function


Function DisableKilnEdition()

	buttonEdit = GetButtonByName(buttonEditKiln)
	buttonEdit.Enabled = True
	buttonEdit.EnableVisible = True
	
	buttonSave = GetButtonByName(buttonSaveKilnEdition)	
	buttonSave.Enabled = False
	buttonSave.EnableVisible = False

	buttonErase = GetButtonByName(buttonEraseKiln)
	buttonErase.Enabled = Flase
	buttonErase.EnableVisible = False
	
	buttonCancel = GetButtonByName(buttonCancelKilnEdition)
	buttonCancel.Enabled = False
	buttonCancel.EnableVisible = False
	
	cellButtonSave = GetButtonLocation(buttonSave)
	cellButtonSave = GetCellObjectByName(cellButtonSave)

	inputCell = GetCellPreviousRowSameColumn(cellButtonSave)
	LockCell(inputCell)
	
	inputCell = GetCellPreviousRowSameColumn(inputCell)
	LockCell(inputCell)
	
	inputCell = GetCellSameRowNextColumn(inputCell)
	inputCell = GetCellSameRowNextColumn(inputCell)
	LockCell(inputCell)

	inputCell = GetCellSameRowNextColumn(inputCell)
	inputCell = GetCellSameRowNextColumn(inputCell)
	LockCell(inputCell)

End Function


Function EditKilnButtonAction(event)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If (kilnName = "") Then
		MsgBox("Escolha um forno para alterar")
		Stop
	EndIf
	
	EnableKilnEdition()
	
	ThisComponent.CurrentController.Frame.LayoutManager.HideCurrentUI = true
	ThisComponent.CurrentController.Frame.LayoutManager.HideCurrentUI = false
	
End Function


Function SaveKilnEdition(event)

	button = event.Source.Model
	buttonCell = GetButtonLocation(button)

	sheet = GetCurrentSheet()
	controller = ThisComponent.GetCurrentController()
	
	cellRange = sheet.getCellRangeByName(buttonCell)
	controller = ThisComponent.GetCurrentController()
	controller.Select(cellRange)

	form = sheet.DrawPage.Forms.GetByIndex(0)
	cbBox = form.GetByName(comboBoxName)
	kilnName = cbBox.CurrentValue
	
	kilnSheet = GetSheetByName(kilnSheetDBName)
	
	kilnCell = GetCellObjectByIndex(0, 0, kilnSheet.Name)
	
	While (kilnCell.GetString() &lt;&gt; kilnName)
		kilnCell = GetCellNextRowSameColumn(kilnCell)
	WEnd
	
	While (kilnCell.GetString() &lt;&gt; "")
		kilnCell.SetString("")
		kilnCell = GetCellSameRowNextColumn(kilnCell)
	WEnd
	
	cellObj = GetCellObjectByName(buttonCell)
	
	cellObj = GetCellPreviousRowSameColumn(cellObj)
	supports = cellObj.GetString()
	supports = Split(supports, " ")

	cellObj.SetString("")
	
	cellObj = GetCellPreviousRowSameColumn(cellObj)
	kilnLength = cellObj.GetString()
	cellObj.SetString("")
		
	cellObj = GetCellSameRowNextColumn(cellObj)
	cellObj = GetCellSameRowNextColumn(cellObj)
	kilnWidth = cellObj.GetString()
	cellObj.SetString("")
	
	cellObj = GetCellSameRowNextColumn(cellObj)
	cellObj = GetCellSameRowNextColumn(cellObj)
	kilnHeight = cellObj.GetString()
	cellObj.SetString("")
		
	numberOfSupports = UBound(supports) + 1
	Dim data(3+numberOfSupports) As String
	
	data(0) = kilnLength
	data(1) = kilnWidth
	data(2) = kilnHeight
	
	For i = 0 To UBound(supports)
		data(i+3) = supports(i)
	Next i
	
	CreateKilnRow(data)
	
	cbBox.SelectedItems(0) = 0
	cbBox.SelectedValues(0) = ""
	cbBox.SelectedValue = ""
	
	DisableKilnEdition()
	
	ThisComponent.CurrentController.Frame.LayoutManager.HideCurrentUI = true
	ThisComponent.CurrentController.Frame.LayoutManager.HideCurrentUI = false

End Function

Function CancelKilnEdition(event)

	button = event.Source.Model
	buttonCell = GetButtonLocation(button)

	sheet = GetCurrentSheet()
	cellRange = sheet.getCellRangeByName(buttonCell)
	controller = ThisComponent.GetCurrentController()
	controller.Select(cellRange)
	
	DisableKilnEdition()

	ThisComponent.CurrentController.Frame.LayoutManager.HideCurrentUI = true
	ThisComponent.CurrentController.Frame.LayoutManager.HideCurrentUI = false

End Function


Function EraseKiln(event)

	button = event.Source.Model
	buttonCell = GetButtonLocation(button)

	sheet = GetCurrentSheet()
	cellRange = sheet.getCellRangeByName(buttonCell)
	controller = ThisComponent.GetCurrentController()
	controller.Select(cellRange)
	
	form = sheet.DrawPage.Forms.GetByIndex(0)
	cbBox = form.GetByName(comboBoxName)
	kilnName = cbBox.CurrentValue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cbBox.SelectedItems(0) = 0
	cbBox.SelectedValues(0) = ""
	cbBox.SelectedValue = ""
	
	DisableKilnEdition()
	
	ThisComponent.CurrentController.Frame.LayoutManager.HideCurrentUI = true
	ThisComponent.CurrentController.Frame.LayoutManager.HideCurrentUI = false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aItensHeaderNamedRange)
	
End Function

Function GetLastCellOfListHeader() As Object

	GetLastCellOfListHeader = GetLastCellObjFromNamedRange(listaItensHeaderNamedRange)

End Function



'Change a list row cell style. Merges included.
Function SetListRowCellsStyles(row As Integer)

	firstCellHeaderList = GetFirstCellOfListHeader()
	lastCellHeaderList = GetLastCellOfListHeader()

	startColumn = GetCellColumnIndex(firstCellHeaderList)
	endColumn = GetCellColumnIndex(lastCellHeaderList)
	
	For column = startColumn To endColumn
		cell = GetCellObjectByIndex(row, column)
		UnlockCell(cell)
		
		cellHeader = GetCellObjectByIndex(row-1, column)
		If cellHeader.GetString() = headerLableQtd Then
			cell.CellBackColor = RGB(114, 196, 226)
		Else
			cell.CellBackColor = RGB(107, 121, 137)	
			LockCell(cell)
		EndIf


	next column
	
	headerRow = GetCellRowIndex(firstCellHeaderList)
	
	For i = firstCellColumnIndex To lastCellColumnIndex
		cellObj = GetCellObjectByIndex(row, i)
		UnlockCell(cellObj)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Qtd And headerCell.GetString() &lt;&gt; headerLableDimensao) Then
			rangeToMerge = sheet.GetCellRangeByPosition(column, row, (column + numberOfCellsToMerge), row)
			rangeToMerge.merge(True)
		EndIf
		
		column = nextHeaderColumn
	WEnd
	
	
	For i = firstCellColumnIndex To lastCellColumnIndex
		cellObj = GetCellObjectByIndex(row, i)
		LockCell(cellObj)
	Next i
	
End Function


'Set the values of the inserted list item
Function SetItemsValues(insertData, row, startColumn)
	
	cell = GetCellObjectByIndex(row, startColumn)
	For i = 0 To UBound(insertData)
		UnlockCell(cell)
		cell.SetString(insertData(i))
		cell = GetCellSameRowNextColumn(cell)
		LockCell(cell)
	Next i

End Function



Function GetButtonIndexOnForm(controlObj As Object, formObj As Object) As Integer
	Dim nIndex As Integer
	nIndex = -1
	For i = 0 To formObj.getCount() - 1 step 1
		If EqualUnoObjects(controlObj, formObj.getByIndex(i)) Then
			nIndex = i
			Exit For
		End If
	Next
	GetButtonIndexOnForm = nIndex
End Function

Function AddMacroToButton(eventType As String, listenerType As String, macroName As String, index As Integer, formObj As Object)

	sScriptURL = "vnd.sun.star.script:" &amp; macroName &amp; "?language=Basic&amp;location=document"
	aEvent = CreateUnoStruct("com.sun.star.script.ScriptEventDescriptor")
	
	With aEvent
		.AddListenerParam = ""
		.EventMethod = eventType
		.ListenerType = listenerType
		.ScriptCode = sScriptURL
		.ScriptType = "Script"
    End With
  
	formObj.registerScriptEvent(index, aEvent)
 

End Function


' assign sScriptURL event as css.awt.XActionListener::actionPerformed.
' event is assigned to the control described by the nIndex in the oForm container
Function AddMacroReleasedToButton(macroName As String, buttonIndex As Integer, formObj As Object)
	AddMacroToButton("mouseReleased", "XMouseListener", macroName, buttonIndex, formObj)
End Function

Function AddMacroPressedToButton(macroName As String, buttonIndex As Integer, formObj As Object)
	AddMacroToButton("mousePressed", "XMouseListener", macroName, buttonIndex, formObj)
End Function



Function AssignMacros(buttonObj As Object, macroReleased As String, macroPressed As String)

	sheet = GetCurrentSheet()
	formObj = sheet.DrawPage.getForms().getByIndex(0)
	btnIndex = GetButtonIndexOnForm(buttonObj, formObj)
	
	AddMacroReleasedToButton(macroReleased, btnIndex, formObj)
	If (macroPressed &lt;&gt; "") Then
		AddMacroPressedToButton(macroPressed, btnIndex, formObj)
	EndIf
	
End Function


'Create a button with an image in a cell
Function CreateButton(buttonName As String, cellObj As Object, imgPath As String) As Object

	'Create the button
	buttonObj = CreateUnoService("com.sun.star.form.component.CommandButton")
	buttonObj.Name = buttonName
	buttonObj.ImageURL = AddURLPrefixOnPath(imgPath)

	'Create the shape to contain it	
	shapeObj = ThisComponent.createInstance("com.sun.star.drawing.ControlShape")
	shapeObj.Name = "shape_" &amp; buttonObj.Name
	
	sheet = GetCurrentSheet()

	'Add the shape to the page, set anchor and position, size
	shapeObj.setControl(buttonObj)
	sheet.DrawPage.add(shapeObj)
	shapeObj.Anchor = cellObj
	shapeObj.setSize(cellObj.Size)
	shapeObj.setPosition(cellObj.Position)
	
	'Set button name on cell
	UnlockCell(cellObj)
	cellObj.SetString(buttonName)
    cellObj.IsTextWrapped = True
	LockCell(cellObj)    
	
	CreateButton = buttonObj

End Function


'Get an image of a button path
Function GetButtonImagePath(imageName As String) As String
	dirPath = GetCurrentDirPath()
	
	Dim imagePathArray(1) As String
	imagePathArray(0) = dirPath
	imagePathArray(1) = imgDirectoryName
	
	imgPath = JoinPath(imagePathArray) &amp; imageName

	GetButtonImagePath = imgPath

End Function


'Create a button for decrementing Qtd column value
Function CreateButtonDecrement(buttonName As String, cellObj As Object)

	decrementImgPath = GetButtonImagePath(imgButtonDecrement)
	btn = CreateButton(buttonName, cellObj, decrementImgPath)
	AssignMacros(btn, "Standard.ListManager.DecrementStop", "Standard.ListManager.DecrementItem")
		
End Function


'Create a button for incrementing Qtd column value
Function CreateButtonIncrement(buttonName As String, cellObj As Object)

	incrementImgPath = GetButtonImagePath(imgButtonIncrement)
	btn = CreateButton(buttonName, cellObj, incrementImgPath)
	AssignMacros(btn, "Standard.ListManager.IncrementStop", "Standard.ListManager.IncrementItem")

End Function


'Create a button for deleting item
Function CreateButtonTrash(buttonName As String, cellObj As Object)

	trashImgPath = GetButtonImagePath(imgButtonTrash)
	btn = CreateButton(buttonName, cellObj, trashImgPath)
	AssignMacros(btn, "Standard.ListManager.RemoveItem", "")
	
End Function


'Create new item buttons
Function CreateButtonsOnListRow(row As Integer)
	
	firstCellHeaderList = GetFirstCellOfListHeader()
	lastCellHeaderList = GetLastCellOfListHeader()

	headerRow = GetCellRowIndex(firstCellHeaderList)

	startColumn = GetCellColumnIndex(firstCellHeaderList)
	endColumn = GetCellColumnIndex(lastCellHeaderList)
	
	column = startColumn
	headerCell = GetCellObjectByIndex(headerRow, column)
	
	While (headerCell.GetString() &lt;&gt; headerLableQtd)
		column = column + 1
		HeaderCell = GetCellObjectByIndex(headerRow, column)
	WEnd
	
	cellDecr = GetCellObjectByIndex(row, column)
	CreateButtonDecrement(buttonDecrementPrefix &amp; lastListButtonIndex, cellDecr)
	
	cellQtd = GetCellSameRowNextColumn(cellDecr)
	cellQtd.SetString("1")

	cellIncr = GetCellSameRowNextColumn(cellQtd)
	CreateButtonIncrement(buttonIncrementPrefix &amp; lastListButtonIndex, cellIncr)
	
	cellTrash = GetCellSameRowNextColumn(cellIncr)
	CreateButtonTrash(buttonTrashPrefix &amp; lastListButtonIndex, cellTrash)	
	
	For i = 0 To nItems
		shapeButtonDecr = GetButtonShapeByName(cellDecr.GetString())
		shapeButtonIncr = GetButtonShapeByName(cellIncr.GetString())
		shapeButtonTrash = GetButtonShapeByName(cellTrash.GetString())
		
		shapeButtonDecr.Position = cellDecr.Position
		shapeButtonIncr.Position = cellIncr.Position
		shapeButtonTrash.Position = cellTrash.Position
		
		cellDecr = GetCellNextRowSameColumn(cellDecr)
		cellIncr = GetCellNextRowSameColumn(cellIncr)
		cellTrash = GetCellNextRowSameColumn(cellTrash)
	Next i
	
End Function


'Insert at the top of the list
Function InsertInListAtStart(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UnlockCell(cellObj)
	Next i
	
	InsertCellAbove(cellRowIndex, cellRowIndex, firstCellColumnIndex, lastCellColumnIndex)
	
	newRow = cellRowIndex

	SetListRowCellsStyles(newRow)
	SetItemsValues(insertData, newRow, firstCellColumnIndex)
	CreateButtonsOnListRow(newRow)

	For i = firstCellColumnIndex To lastCellColumnIndex
		cellObj = GetCellObjectByIndex(cellRowIndex, i)
		cellBellow = GetCellObjectByIndex(cellRowIndex+1, i)

		cellHeader = GetCellObjectByIndex(cellRowIndex-1, i)
		If (cellHeader.GetString() &lt;&gt; headerLableQtd) Then
			LockCell(cellObj)
			LockCell(cellBellow)
		EndIf
	Next i
	

	nItems = nItems + 1
	lastListButtonIndex = lastListButtonIndex + 1		

End Function


Function DecrementStop(ev as com.sun.star.awt.ActionEvent)
	button = ev.Source.Model
	mousePressed = False	
	wait(200)
End Function


Function DecrementItem(ev as com.sun.star.awt.ActionEvent)
	mousePressed = True
	numberOfClicks = ev.ClickCount

	button = ev.Source.Model

	decrementingValue = 1

	waitingTime = 100
	
	totalTime = 0
		
	limitToSpeedup = 10 * waitingTime

	While (mousePressed)

		cellName = GetButtonLocationByName(button.Name)
		cellObj = GetCellObjectByName(cellName)
		
		cellObj = GetCellSameRowNextColumn(cellObj)
		value = CInt(cellObj.GetString())
		
		newValue = value - decrementingValue
		If (newValue &gt;= 0) Then
			value = newValue
		ElseIf (decrementingValue &gt; 1) Then
			decrementingValue = decrementingValue/2
		EndIf
		
		cellObj.SetString(value &amp; "")
		wait(waitingTime)
		
		totalTime = totalTime + waitingTime
		If (totalTime &gt; limitToSpeedup) Then
			decrementingValue = decrementingValue * 2
			totalTime = 0
		EndIf
		
		If (numberToIncrement &gt; 1) Then
			decrementingValue = 1
			numberOfClicks = 1
		EndIf
	
	WEnd
	
End Function


Function IncrementStop(ev as com.sun.star.awt.ActionEvent)
	button = ev.Source.Model
	mousePressed = False
	wait(200)
End Function


Function IncrementItem(ev as com.sun.star.awt.ActionEvent)
	mousePressed = True
	numberOfClicks = ev.ClickCount

	button = ev.Source.Model

	incrementingValue = 1

	waitingTime = 100

	totalTime = 0
		
	limitToSpeedup = 10 * waitingTime

	While (mousePressed)
		cellName = GetButtonLocationByName(button.Name)
		cellObj = GetCellObjectByName(cellName)
	
		cellObj = GetCellSameRowPreviousColumn(cellObj)
		value = CInt(cellObj.GetString())
		
		newValue = value + incrementingValue
		If (newValue &lt;= 999) Then
			value = newValue
		ElseIf (incrementingValue &gt; 1) Then
			incrementingValue = incrementingValue/2
		EndIf
		
		cellObj.SetString(value &amp; "")
	
		wait(waitingTime)
		
		totalTime = totalTime + waitingTime
		If (totalTime &gt; limitToSpeedup) Then
			incrementingValue = incrementingValue * 2
			totalTime = 0
		EndIf

		If (numberToIncrement &gt; 1) Then
			incrementingValue = 1
			numberOfClicks = 1
		EndIf

	Wend
	
End Function

Function RemoveItemButtons(row As Integer)
	firstHeaderCell = GetFirstCellOfListHeader()
	lastHeaderCell = GetLastCellOfListHeader()
	
	firstColumn = GetCellColumnIndex(firstHeaderCell)
	lastColumn = GetCellColumnIndex(lastHeaderCell)	

	cellObj = GetCellObjectByIndex(row, firstColumn)
	
	column = GetCellColumnIndex(cellObj)	

	While (column &lt;= lastColumn)
		cellObj = GetCellSameRowNextColumn(cellObj)
		column = GetCellColumnIndex(cellObj)
		RemoveButton(cellObj.GetString())
	WEnd

End Function


Function RemoveItem(ev As com.sun.star.awt.ActionEvent)
	button = ev.Source.Model

	cellName = GetButtonLocationByName(button.Name)
	cellObj = GetCellObjectByName(cellName)
	
	itemRow = GetCellRowIndex(cellObj)
	
	For i = firstColumn To lastColumn
		cellObj = GetCellObjectByIndex(itemRow, i)
		UnlockCell(cellObj)
		cellObj = GetCellObjectByIndex(cellRowIndex+1, i)
		UnlockCell(cellObj)
	Next i
	
	RemoveItemButtons(itemRow)
	
	firstHeaderCell = GetFirstCellOfListHeader()
	lastHeaderCell = GetLastCellOfListHeader()
	
	firstColumn = GetCellColumnIndex(firstHeaderCell)
	lastColumn = GetCellColumnIndex(lastHeaderCell)
	
	RemoveCells(itemRow, itemRow, firstColumn, lastColumn)
	
	For i = firstColumn To lastColumn
		cellObj = GetCellObjectByIndex(itemRow, i)
		UnlockCell(cellObj)
	Next i
	
	nItems = nItems - 1
	
	ThisComponent.CurrentController.Frame.LayoutManager.HideCurrentUI = true
	ThisComponent.CurrentController.Frame.LayoutManager.HideCurrentUI = false
	
End Function


Function CleanList(buttonShape As Object)
	
	If (nItems = 0) Then
		MsgBox("Não há items para remover")
		Exit Function
	EndIf


	button = buttonShape.Source.Model
	btnCellAddress = GetButtonLocation(button)
	buttonCell = GetCellObjectByName(btnCellAddress)
	ThisComponent.getCurrentController().Select(buttonCell)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For i = 0 To nItems-1
		RemoveItemButtons(row + i)
	Next i
	
	RemoveCells(row, row+nItems-1, firstColumn, lastColumn)
	
	ThisComponent.CurrentController.Frame.LayoutManager.HideCurrentUI = true
	ThisComponent.CurrentController.Frame.LayoutManager.HideCurrentUI = false
	
	nItems = 0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cell = GetCellSameRowNextColumn(cell)
	itemHeight = cell.GetString()

	cell = GetCellSameRowNextColumn(cell)
	itemWidth = cell.GetString()	
	
	cell = GetCellSameRowNextColumn(cell)
	itemLength = cell.GetString()
	
	cell = GetCellSameRowNextColumn(cell)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WriteList()

	firstHeaderCell = GetFirstCellOfListHeader()
	lastHeaderCell = GetLastCellOfListHeader()
	
	itemCell = GetCellNextRowSameColumn(firstHeaderCell)

	firstRow = GetCellRowIndex(itemCell)
	lastRow = firstRow + nItems - 1
	
	itemsList = GetAllItems()
	
	If (UBound(itemsList) &lt; 0) Then
		MsgBox("Lista vazia.")
		Stop
	EndIf
	
	textToWrite = ""
	
	For i = 0 To UBound(itemsList)
		item = itemsList(i)
		For j = 0 To UBound(item)
			value = item(j)
			textToWrite = textToWrite &amp; " " &amp; value
		Next j
		textToWrite = textToWrite &amp; Chr(10)
	Next i
	
	filePath = GetSaveAsFilePathFromUser(GetSavedListsPath())
	
	MsgBox(filePath)

	
'	WriteTextFile(GetSavedListsPath(), textToWrit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dows") Then
		isWindows = True
	EndIf
	OSIsWindows = isWindows
End Function


'Change a path to an URL for the directory or file
Function AddURLPrefixOnPath(strPath As String) As String
	prefix = ""
	If (OSIsUnix() And Left(strPath, 7) &lt;&gt; "file://") Then
		prefix = "file://"
	ElseIf (OSIsWindows) Then
		prefix = ""
	EndIf
	AddURLPrefixOnPath = prefix &amp; strPath
End Function


'Change an URL to a directory or file path
Function RemoveURLPrefixOnPath(strPath As String) As String
	newPath = strPath
	If (OSIsUnix() And Left(strPath, 7) = "file://") Then
		newPath = Mid(strPath, 8, Len(strPath))
	ElseIf (OSIsWindows) Then
		newPath = 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Object

	If (OSIsUnix()) Then
		SplitPath = Split(path, "/")
	ElseIf (OSIsWindows()) Then
		SplitPath = Split(path, "\")
	EndIf

End Function


'Concatenate direcotories in an array
Function JoinPath(path() As String) As String

	If (OSIsUnix()) Then
	
		For i = 0 To UBound(path())
			path(i) = RemoveDirSepartorAtPathEnd(path(i))
		Next i
		JoinPath = Join(path(), "/") &amp; "/"
	
	ElseIf (OSIsWindows()) Then	
	
		For i = 0 To UBound(path())
			path(i) = RemoveDirSepartorAtPathEnd(path(i))
		Next i
		JoinPath = Join(path(), "\") &amp; "\"
	
	EndIf

End Function


'Verify if apath is for an existent directory or file
Function ExistsFile(path As String) As Boolean
	pathURL = AddURLPrefixOnPath(path)
	ExistsFile = FileExists(pathURL)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 strInitPath )
	If oFolderPicker.execute() = 1 Then 
		SelectFolder = oFolderPicker.getDirectory()
	End If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saved_lists"
	
	savedListPath = joinPath(pathToJoin)
	
	If (Not ExistsFile(savedListPath)) Then
		command = "mkdir" &amp; " " &amp; savedListPath
		ExecCommand(command)
	EndIf
	
	GetSavedListsPath = savedList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Global SOLVER_PATH

Function MakePythonManagerExecutable()

	If (OSIsUnix()) Then
		command = "chmod +x " &amp; SOLVER_PATH &amp; "exec_kiln_solver.py "
		ExecCommand(command)
	ElseIf (OSIsWindows()) Then
		'TODO
	EndIf

End Function

Function PathToSolverPathFile() As String
	homeDir = GetHomeDir()
	fileNameStoreSolverPath = ".caminho_do_solver_macro_libre_office.txt"
	PathToSolverPathFile = AddDirSepartorAtPathEnd(homeDir &amp; fileNameStoreSolverPath)
End Function


Function HasSolverDirectoryVerificationFile(path As String) As Boolean
	verificationFileName = "solver_directory_verification_file.txt"
	
	verificationFilePath = path &amp; verificationFileName
	verificationFilePath = AddURLPrefixOnPath(verificationFilePath)
	
	HasSolverDirectoryVerificationFile = ExistsFile(verificationFilePath)
End Function

Function DefineSolverPath()
	homeDir = GetHomeDir()

	newSolverPath = SelectFolder("Indique a pasta do solver", homeDir)
	If (newSolverPath = "") Then
		MsgBox("É necessário indicar a pasta do solver.", MB_OK)
		Stop
	EndIf

	newSolverPath = RemoveURLPrefixOnPath(newSolverPath)
	newSolverPath = AddDirSepartorAtPathEnd(newSolverPath)
	newSolverPath = ConvertASCIIPathAccentedLetters(newSolverPath)
	
	If (HasSolverDirectoryVerificationFile(newSolverPath)) Then
		SOLVER_PATH = newSolverPath
		WriteTextFile(PathToSolverPathFile(), SOLVER_PATH)
		MsgBox("Pasta do solver definida para: " &amp; SOLVER_PATH, MB_OK)

	Else
		errorText = "Esta pasta não é a pasta do solver, pois não contém o arquivo de verificação do solver."
		If (PathHasSpaceOrAccentedLetter(newSolverPath)) Then
			errorText = errorText &amp; Chr(10)
			errorText = errorText &amp; "Obs: Certifique-se que nenhuma pasta acima da pasta do solver tenha "
			errorText = errorText &amp; "espaços, acentos ou o caractere % (exemplo: não salve a pasta do solver na "
			errorText = errorText &amp; """Área de Trabalho"")."
		EndIf
		MsgBox(errorText, MB_OK)
		Stop
	End If
	
End Function

Function ReadSolverPathFile()

	path = AddURLPrefixOnPath(PathToSolverPathFile())

	SOLVER_PATH = ""
	If (Not ExistsFile(path)) Then
		Exit Function
	EndIf

	Dim Prop(0) As New com.sun.star.beans.PropertyValue

	Prop(0).Name = "Hidden"
	Prop(0).Value = true

	Dim oDoc As Object
	Dim oCursor As Object
	
	oDoc = StarDesktop.loadComponentFromURL(path, "_blank", 0, Prop())
	oCursor = oDoc.CurrentController.viewCursor
	oCursor.gotoStart(false)
	oCursor.gotoEndOfLine(true)

	SOLVER_PATH = oCursor.string

	oDoc.close(true)

End Function




Function VerifyNumberOfSheets()

	document = ThisComponent
	sheets = document.Sheets
	
	If (sheets.Count &lt;&gt; 2) Then
		errorText = "Erro! O número de planilhas deve ser exatamente 2." &amp; Chr(10)
		errorText = errorText &amp; "A primeira deve ser para descrever as peças e suas quantidades e a segunda para o forno e os suportes"
		MsgBox(errorText, MB_OK)
		Stop
	EndIf

End Function


Function GetSolutionOutPutFileLocation() As String
	dirURL = SelectFolder("Selecione a pasta onde deverá ser armazenado o resultado.", GetHomeDir())
	If (dirURL = "") Then
		MsgBox("É necessário indicar a pasta do onde a solução deverá ser armazenada.", MB_OK)
		Stop
	EndIf
	GetSolutionOutPutFileLocation = RemoveURLPrefixOnPath(ConvertASCIIPathAccentedLetters(dirURL))
End Function

Function RunSolver()
	MakePythonManagerExecutable()
	
	solverOutputPath = GetSolutionOutPutFileLocation()
	command = ""
	If (OSIsUnix()) Then
		command = SOLVER_PATH &amp; "exec_kiln_solver.py " &amp; solverOutputPath	
	ElseIf (OSIsWindows()) Then
		'TODO
	EndIf
	MsgBox(command)
	
	ExecCommand(command)

End Function

Sub Solver
	MsgBox("AA", MB_OK)
	VerifyNumberOfSheets()

	sheetPath = GetCurrentFilePath()
	If (sheetPath = "") Then
		MsgBox("Salve o arquivo pela primeira vez para poder executar o solver.", MB_OK)
		Stop
	End If
'	sheetPath = RemoveURLPrefixOnPath(sheetPath)
'	sheetPath = ConvertASCIIPathAccentedLetters(sheetPath)
'	MsgBox(sheetPath, MB_OK)

	ReadSolverPathFile()
	If (SOLVER_PATH = "") Then
		MsgBox("Solver não encontrado. Selecione a pasta onde se encontra o solver.", MB_OK)
		DefineSolverPath()
	EndIf
'	MsgBox(SOLVER_PATH, MB_OK)
	
	SaveFileAsCSV()
	RunSolver()
	
End Sub

Sub RedefinirCaminhoDoSolver
	DefineSolverPath()
End Sub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If (OSIsUnix()) Then
		ExecLinuxCommand(command)
	ElseIf(OsIsWindows()) Then
		'TODO
	EndIf
	
End Function

Function ExecLinuxCommand(command As String)

	shellCommand = "-c '" &amp; command &amp; "'"
	result = Shell("bash", 1, shellCommand, True)

End Function



'Use MRI to see properties of a variable
Function SeeProperties(obj As Object)
	oMRI = CreateUnoService("mytools.Mri")
	oMRI.inspect(obj)
	MsgBox("Close me")
End Function


'Verify if an item type has more two measures (Height, Width and Length)
Function HasTwo2DMeasures(itemType As String) As Boolean
	iType = LCase(itemType)
	HasTwo2DMeasures = False
	If (iType = "retângulo" Or iType = "retangulo") Then
		HasTwo2DMeasures = True
	EndIf
End Function



Function IsButtonName(stringToVerify As String) As Boolean

	prefix = Mid(stringToVerify, 1, 5)
	IsButtonName = False
	If (prefix = buttonPref)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 = GetButtonShapeByName(buttonName)
	button.Visible = False
	
	sheet = GetCurrentSheet()
	drawPage = sheet.DrawPage
	drawPage.Remove(button)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Verify if a cell is in a named range interval
Function IsInNamedRange(cellObj As Object, namedRange As String) As Boolean

	range = ThisComponent.NamedRanges.getByName(namedRange)
	rangeAddr = range.Content
	
	splittedAddr = Split(rangeAddr, ".")
	cellsStr = splittedAddr(1)
	splittedCellsStr = Split(cellsStr, ":")
	
	firstCell = splittedCellsStr(0)
	lastPos = UBound(splittedCellsStr)
	lastCell = splittedCellsStr(lastPos)
	
	firstCellObj = GetCellObjectByName(firstCell)
	lastCellObj = GetCellObjectByName(lastCell)
	
	firstColumn = GetCellColumnIndex(firstCellObj)
	firstRow = GetCellRowIndex(firstCellObj)
	
	lastColumn = GetCellColumnIndex(lastCellObj)
	lastRow = GetCellRowIndex(lastCellObj)
	
	column = GetCellColumnIndex(cellObj)
	row = GetCellRowIndex(cellObj)
	
	If (column &lt; firstColumn and column &gt; lastColumn) Then
		IsInNamedRange = False
	Else
		IsInNamedRange = True
	EndIf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UnlockCell(cellObj As Object)
	cellP = cellObj.CellProtection
	cellP.IsLocked = False
	cellObj.CellProtection = cellP
End Function


Function LockCell(cellObj As Object)
	cellP = cellObj.CellProtection
	cellP.IsLocked = True
	cellObj.CellProtection = cellP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LockCellEdition()

	cellObj = ThisComponent.CurrentSelection

	protected = cellObj.CellProtection.IsLocked
	
	defaultSelectionCell = GetCellObjectByName(defaultProtectSelection)

	If (protected And defaultSelectionCell.AbsoluteName &lt;&gt; cellObj.AbsoluteName And canChange) Then
		canChange = False
		sheet = GetSheetByName("Forno")
		cellRange = sheet.getCellRangeByName(defaultSelectionCell.AbsoluteName)
		controller = ThisComponent.GetCurrentController()
		controller.Select(cellRange)
		canChange = True
	End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